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0.8583in"/>
    </style:style>
    <style:style style:name="Table1.B" style:family="table-column">
      <style:table-column-properties style:column-width="1.2583in"/>
    </style:style>
    <style:style style:name="Table1.C" style:family="table-column">
      <style:table-column-properties style:column-width="1.3931in"/>
    </style:style>
    <style:style style:name="Table1.D" style:family="table-column">
      <style:table-column-properties style:column-width="3.139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officeooo:paragraph-rsid="001ac509"/>
    </style:style>
    <style:style style:name="P2" style:family="paragraph" style:parent-style-name="Standard">
      <style:text-properties officeooo:paragraph-rsid="001ac509"/>
    </style:style>
    <style:style style:name="P3" style:family="paragraph" style:parent-style-name="Standard">
      <style:text-properties officeooo:rsid="001ac509" officeooo:paragraph-rsid="001ac509"/>
    </style:style>
    <style:style style:name="P4" style:family="paragraph" style:parent-style-name="Standard">
      <style:text-properties officeooo:paragraph-rsid="001c324e"/>
    </style:style>
    <style:style style:name="P5" style:family="paragraph" style:parent-style-name="Standard">
      <style:text-properties officeooo:rsid="001d5ae6" officeooo:paragraph-rsid="001d5ae6"/>
    </style:style>
    <style:style style:name="P6" style:family="paragraph" style:parent-style-name="Standard">
      <style:text-properties fo:color="#000000" style:font-name="Liberation Serif" officeooo:rsid="001d5ae6" officeooo:paragraph-rsid="001e75df"/>
    </style:style>
    <style:style style:name="P7" style:family="paragraph" style:parent-style-name="Standard">
      <style:text-properties style:font-name="Carlito" officeooo:rsid="001d5ae6" officeooo:paragraph-rsid="001d5ae6"/>
    </style:style>
    <style:style style:name="P8" style:family="paragraph" style:parent-style-name="Standard">
      <style:text-properties style:font-name="Carlito" officeooo:rsid="001c3583" officeooo:paragraph-rsid="001e75df"/>
    </style:style>
    <style:style style:name="P9" style:family="paragraph" style:parent-style-name="Standard">
      <style:text-properties style:font-name="Carlito" officeooo:rsid="001c5713" officeooo:paragraph-rsid="001c5713"/>
    </style:style>
    <style:style style:name="P10" style:family="paragraph" style:parent-style-name="Standard">
      <style:text-properties style:font-name="Carlito" officeooo:rsid="001ed4c7" officeooo:paragraph-rsid="001ed4c7"/>
    </style:style>
    <style:style style:name="P11" style:family="paragraph" style:parent-style-name="Standard">
      <style:paragraph-properties fo:text-align="start" style:justify-single-word="false"/>
      <style:text-properties style:font-name="Carlito" officeooo:rsid="00219b35" officeooo:paragraph-rsid="00219b35"/>
    </style:style>
    <style:style style:name="P12" style:family="paragraph" style:parent-style-name="Standard">
      <style:text-properties style:font-name="Carlito" officeooo:rsid="00219b35" officeooo:paragraph-rsid="00219b35"/>
    </style:style>
    <style:style style:name="P13" style:family="paragraph" style:parent-style-name="Standard">
      <style:text-properties style:font-name="Carlito" officeooo:rsid="0024796c" officeooo:paragraph-rsid="0024796c"/>
    </style:style>
    <style:style style:name="P14" style:family="paragraph" style:parent-style-name="Standard">
      <style:text-properties style:font-name="Courier" officeooo:rsid="001d5ae6" officeooo:paragraph-rsid="001d5ae6"/>
    </style:style>
    <style:style style:name="P15" style:family="paragraph" style:parent-style-name="Standard">
      <style:text-properties style:font-name="Courier" officeooo:rsid="001ed4c7" officeooo:paragraph-rsid="001ed4c7"/>
    </style:style>
    <style:style style:name="P16" style:family="paragraph" style:parent-style-name="Standard">
      <style:text-properties style:font-name="Courier" officeooo:rsid="001ed4c7" officeooo:paragraph-rsid="00219b35"/>
    </style:style>
    <style:style style:name="P17" style:family="paragraph" style:parent-style-name="Standard">
      <style:text-properties officeooo:paragraph-rsid="001e75df"/>
    </style:style>
    <style:style style:name="P18" style:family="paragraph" style:parent-style-name="Standard">
      <style:text-properties officeooo:rsid="001ed4c7" officeooo:paragraph-rsid="001ed4c7"/>
    </style:style>
    <style:style style:name="P19" style:family="paragraph" style:parent-style-name="Standard">
      <style:paragraph-properties fo:text-align="start" style:justify-single-word="false"/>
      <style:text-properties officeooo:rsid="00219b35" officeooo:paragraph-rsid="00219b35"/>
    </style:style>
    <style:style style:name="P20" style:family="paragraph" style:parent-style-name="Standard">
      <style:text-properties officeooo:rsid="00219b35" officeooo:paragraph-rsid="00219b35"/>
    </style:style>
    <style:style style:name="P21" style:family="paragraph" style:parent-style-name="Standard">
      <style:text-properties officeooo:paragraph-rsid="0024796c"/>
    </style:style>
    <style:style style:name="P22" style:family="paragraph" style:parent-style-name="Standard">
      <style:paragraph-properties fo:margin-top="0in" fo:margin-bottom="0in" loext:contextual-spacing="false" fo:text-align="start" style:justify-single-word="false"/>
      <style:text-properties officeooo:paragraph-rsid="001ac509"/>
    </style:style>
    <style:style style:name="P23" style:family="paragraph" style:parent-style-name="Standard">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officeooo:paragraph-rsid="001ac509"/>
    </style:style>
    <style:style style:name="P24" style:family="paragraph" style:parent-style-name="Standard">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officeooo:paragraph-rsid="001c324e"/>
    </style:style>
    <style:style style:name="P25" style:family="paragraph" style:parent-style-name="Standard">
      <style:paragraph-properties fo:margin-top="0in" fo:margin-bottom="0in" loext:contextual-spacing="false" fo:line-height="100%"/>
      <style:text-properties officeooo:paragraph-rsid="001ac509"/>
    </style:style>
    <style:style style:name="P26" style:family="paragraph" style:parent-style-name="Standard">
      <style:paragraph-properties fo:margin-top="0in" fo:margin-bottom="0in" loext:contextual-spacing="false" fo:line-height="100%" fo:text-align="start" style:justify-single-word="false"/>
      <style:text-properties officeooo:paragraph-rsid="001d5ae6"/>
    </style:style>
    <style:style style:name="P27" style:family="paragraph" style:parent-style-name="Standard">
      <style:paragraph-properties fo:margin-top="0in" fo:margin-bottom="0in" loext:contextual-spacing="false" fo:line-height="100%"/>
      <style:text-properties officeooo:rsid="001ac509" officeooo:paragraph-rsid="001ac509"/>
    </style:style>
    <style:style style:name="P28" style:family="paragraph" style:parent-style-name="Standard">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style:font-name="Carlito" officeooo:rsid="001c3583" officeooo:paragraph-rsid="001c3583"/>
    </style:style>
    <style:style style:name="P29" style:family="paragraph" style:parent-style-name="Standard">
      <style:paragraph-properties fo:margin-top="0in" fo:margin-bottom="0in" loext:contextual-spacing="false" fo:line-height="100%" fo:text-align="start" style:justify-single-word="false"/>
      <style:text-properties style:font-name="Courier" officeooo:paragraph-rsid="001d5ae6"/>
    </style:style>
    <style:style style:name="P30" style:family="paragraph" style:parent-style-name="Standard">
      <style:paragraph-properties fo:margin-top="0in" fo:margin-bottom="0in" loext:contextual-spacing="false" fo:line-height="100%" fo:text-align="start" style:justify-single-word="false"/>
      <style:text-properties style:font-name="Courier" officeooo:paragraph-rsid="001ed4c7"/>
    </style:style>
    <style:style style:name="P31" style:family="paragraph" style:parent-style-name="Standard">
      <style:paragraph-properties fo:margin-top="0in" fo:margin-bottom="0in" loext:contextual-spacing="false" fo:line-height="100%" fo:text-align="start" style:justify-single-word="false"/>
      <style:text-properties style:font-name="Courier" officeooo:paragraph-rsid="00258bd2"/>
    </style:style>
    <style:style style:name="P32" style:family="paragraph" style:parent-style-name="Standard" style:list-style-name="L1">
      <style:paragraph-properties fo:break-before="page"/>
      <style:text-properties officeooo:paragraph-rsid="001ac509"/>
    </style:style>
    <style:style style:name="P33" style:family="paragraph" style:parent-style-name="Standard">
      <style:paragraph-properties fo:margin-left="0.5in" fo:margin-right="0in" fo:text-indent="0in" style:auto-text-indent="false"/>
      <style:text-properties fo:color="#000000" style:font-name="Liberation Serif" officeooo:rsid="001d5ae6" officeooo:paragraph-rsid="001e75df"/>
    </style:style>
    <style:style style:name="P34" style:family="paragraph" style:parent-style-name="Standard">
      <style:paragraph-properties fo:margin-left="0.5in" fo:margin-right="0in" fo:text-indent="0in" style:auto-text-indent="false"/>
      <style:text-properties fo:color="#000000" style:font-name="Courier" officeooo:rsid="001d5ae6" officeooo:paragraph-rsid="001e75df"/>
    </style:style>
    <style:style style:name="P35" style:family="paragraph" style:parent-style-name="Standard">
      <style:paragraph-properties fo:margin-left="0.5in" fo:margin-right="0in" fo:text-indent="0in" style:auto-text-indent="false">
        <style:tab-stops>
          <style:tab-stop style:position="6.5in" style:type="right"/>
        </style:tab-stops>
      </style:paragraph-properties>
      <style:text-properties style:font-name="Courier" officeooo:paragraph-rsid="001e75df"/>
    </style:style>
    <style:style style:name="P36" style:family="paragraph" style:parent-style-name="Standard">
      <style:paragraph-properties fo:margin-left="0.5in" fo:margin-right="0in" fo:text-indent="0in" style:auto-text-indent="false"/>
      <style:text-properties style:font-name="Courier" officeooo:paragraph-rsid="001e75df"/>
    </style:style>
    <style:style style:name="P37"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officeooo:rsid="001ed4c7" officeooo:paragraph-rsid="001ed4c7"/>
    </style:style>
    <style:style style:name="P38"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officeooo:paragraph-rsid="001ed4c7"/>
    </style:style>
    <style:style style:name="P39" style:family="paragraph" style:parent-style-name="Standard">
      <style:paragraph-properties fo:margin-left="0in" fo:margin-right="0in" fo:text-indent="0in" style:auto-text-indent="false"/>
      <style:text-properties fo:color="#000000" style:font-name="Liberation Serif" officeooo:rsid="001e75df" officeooo:paragraph-rsid="001e75df"/>
    </style:style>
    <style:style style:name="P40" style:family="paragraph" style:parent-style-name="Standard">
      <style:paragraph-properties fo:margin-left="0in" fo:margin-right="0in" fo:text-indent="0in" style:auto-text-indent="false"/>
      <style:text-properties fo:color="#000000" style:font-name="Courier" officeooo:rsid="001e75df" officeooo:paragraph-rsid="001e75df"/>
    </style:style>
    <style:style style:name="P41" style:family="paragraph" style:parent-style-name="Standard">
      <style:paragraph-properties fo:margin-left="0in" fo:margin-right="0in" fo:text-indent="0in" style:auto-text-indent="false"/>
      <style:text-properties fo:color="#000000" style:font-name="Courier" officeooo:rsid="001ed4c7" officeooo:paragraph-rsid="001ed4c7"/>
    </style:style>
    <style:style style:name="P42" style:family="paragraph" style:parent-style-name="Standard">
      <style:paragraph-properties fo:margin-left="0in" fo:margin-right="0in" fo:text-indent="0in" style:auto-text-indent="false"/>
      <style:text-properties fo:color="#000000" style:font-name="Carlito" officeooo:rsid="001e75df" officeooo:paragraph-rsid="001e75df"/>
    </style:style>
    <style:style style:name="P43" style:family="paragraph" style:parent-style-name="Standard">
      <style:paragraph-properties fo:margin-left="0in" fo:margin-right="0in" fo:text-indent="0in" style:auto-text-indent="false"/>
      <style:text-properties fo:color="#000000" style:font-name="Carlito" officeooo:rsid="001ed4c7" officeooo:paragraph-rsid="001ed4c7"/>
    </style:style>
    <style:style style:name="P44" style:family="paragraph" style:parent-style-name="Standard">
      <style:paragraph-properties fo:margin-left="0in" fo:margin-right="0in" fo:text-align="start" style:justify-single-word="false" fo:text-indent="0in" style:auto-text-indent="false"/>
      <style:text-properties fo:color="#000000" style:font-name="Carlito" fo:font-size="12pt" officeooo:rsid="00228514" officeooo:paragraph-rsid="00228514" style:font-size-asian="10.5pt" style:font-size-complex="12pt"/>
    </style:style>
    <style:style style:name="P45" style:family="paragraph" style:parent-style-name="Standard">
      <style:paragraph-properties fo:margin-left="0in" fo:margin-right="0in" fo:text-align="start" style:justify-single-word="false" fo:text-indent="0in" style:auto-text-indent="false"/>
      <style:text-properties fo:color="#000000" style:font-name="Carlito" fo:font-size="12pt" officeooo:rsid="0024796c" officeooo:paragraph-rsid="0024796c" style:font-size-asian="10.5pt" style:font-size-complex="12pt"/>
    </style:style>
    <style:style style:name="P46" style:family="paragraph" style:parent-style-name="Standard">
      <style:paragraph-properties fo:margin-left="0in" fo:margin-right="0in" fo:text-align="start" style:justify-single-word="false" fo:text-indent="0in" style:auto-text-indent="false"/>
      <style:text-properties fo:color="#000000" style:font-name="Carlito" fo:font-size="12pt" officeooo:rsid="00258bd2" officeooo:paragraph-rsid="00258bd2" style:font-size-asian="10.5pt" style:font-size-complex="12pt"/>
    </style:style>
    <style:style style:name="P47" style:family="paragraph" style:parent-style-name="Standard">
      <style:paragraph-properties fo:margin-left="0in" fo:margin-right="0in" fo:text-indent="0in" style:auto-text-indent="false"/>
      <style:text-properties style:font-name="Courier" officeooo:paragraph-rsid="001e75df"/>
    </style:style>
    <style:style style:name="P48" style:family="paragraph" style:parent-style-name="Standard">
      <style:paragraph-properties fo:margin-left="0in" fo:margin-right="0in" fo:text-align="start" style:justify-single-word="false" fo:text-indent="0in" style:auto-text-indent="false"/>
      <style:text-properties style:font-name="Courier"/>
    </style:style>
    <style:style style:name="P49" style:family="paragraph" style:parent-style-name="Standard">
      <style:paragraph-properties fo:margin-left="0in" fo:margin-right="0in" fo:text-align="start" style:justify-single-word="false" fo:text-indent="0in" style:auto-text-indent="false"/>
      <style:text-properties style:font-name="Courier" officeooo:paragraph-rsid="0024796c"/>
    </style:style>
    <style:style style:name="P50" style:family="paragraph" style:parent-style-name="Standard">
      <style:paragraph-properties fo:margin-left="0in" fo:margin-right="0in" fo:text-align="start" style:justify-single-word="false" fo:text-indent="0in" style:auto-text-indent="false"/>
      <style:text-properties style:font-name="Courier" fo:font-size="10pt" style:font-size-asian="10pt"/>
    </style:style>
    <style:style style:name="P51" style:family="paragraph" style:parent-style-name="Standard">
      <style:paragraph-properties fo:margin-left="0in" fo:margin-right="0in" fo:text-align="start" style:justify-single-word="false" fo:text-indent="0in" style:auto-text-indent="false"/>
      <style:text-properties style:font-name="Courier" officeooo:rsid="00219b35" officeooo:paragraph-rsid="00219b35"/>
    </style:style>
    <style:style style:name="P52" style:family="paragraph" style:parent-style-name="Standard">
      <style:paragraph-properties fo:margin-left="0in" fo:margin-right="0in" fo:text-align="start" style:justify-single-word="false" fo:text-indent="0in" style:auto-text-indent="false"/>
      <style:text-properties style:font-name="Courier" officeooo:rsid="0024796c" officeooo:paragraph-rsid="0024796c"/>
    </style:style>
    <style:style style:name="P53" style:family="paragraph" style:parent-style-name="Standard">
      <style:paragraph-properties fo:margin-left="0in" fo:margin-right="0in" fo:text-align="start" style:justify-single-word="false" fo:text-indent="0in" style:auto-text-indent="false"/>
      <style:text-properties style:font-name="Carlito" officeooo:rsid="00219b35" officeooo:paragraph-rsid="00219b35"/>
    </style:style>
    <style:style style:name="P5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officeooo:rsid="001ed4c7" officeooo:paragraph-rsid="001ed4c7"/>
    </style:style>
    <style:style style:name="P5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Carlito" officeooo:rsid="001ed4c7" officeooo:paragraph-rsid="001ed4c7"/>
    </style:style>
    <style:style style:name="P5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officeooo:rsid="00258bd2" officeooo:paragraph-rsid="00258bd2" style:font-size-asian="10.5pt" style:font-size-complex="12pt"/>
    </style:style>
    <style:style style:name="P57" style:family="paragraph" style:parent-style-name="Footer">
      <style:paragraph-properties fo:text-align="end" style:justify-single-word="false"/>
    </style:style>
    <style:style style:name="P58" style:family="paragraph" style:parent-style-name="Footer">
      <style:paragraph-properties fo:text-align="end" style:justify-single-word="false"/>
    </style:style>
    <style:style style:name="P59" style:family="paragraph" style:parent-style-name="Contents_20_3">
      <style:paragraph-properties>
        <style:tab-stops>
          <style:tab-stop style:position="0.9165in"/>
          <style:tab-stop style:position="6.4929in" style:type="right" style:leader-style="dotted" style:leader-text="."/>
        </style:tab-stops>
      </style:paragraph-properties>
      <style:text-properties officeooo:paragraph-rsid="001ac509"/>
    </style:style>
    <style:style style:name="P60" style:family="paragraph" style:parent-style-name="table_20_of_20_figures">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officeooo:paragraph-rsid="001ac509"/>
    </style:style>
    <style:style style:name="P61" style:family="paragraph" style:parent-style-name="table_20_of_20_figures">
      <style:paragraph-properties>
        <style:tab-stops>
          <style:tab-stop style:position="6.4929in" style:type="right" style:leader-style="dotted" style:leader-text="."/>
        </style:tab-stops>
      </style:paragraph-properties>
      <style:text-properties officeooo:paragraph-rsid="001ac509"/>
    </style:style>
    <style:style style:name="P62" style:family="paragraph" style:parent-style-name="Contents_20_2">
      <style:paragraph-properties>
        <style:tab-stops>
          <style:tab-stop style:position="0.611in"/>
          <style:tab-stop style:position="6.4929in" style:type="right" style:leader-style="dotted" style:leader-text="."/>
        </style:tab-stops>
      </style:paragraph-properties>
      <style:text-properties officeooo:paragraph-rsid="001ac509"/>
    </style:style>
    <style:style style:name="P63" style:family="paragraph" style:parent-style-name="Title" style:master-page-name="First_20_Page">
      <style:paragraph-properties style:page-number="auto"/>
      <style:text-properties officeooo:paragraph-rsid="001ac509"/>
    </style:style>
    <style:style style:name="P64" style:family="paragraph" style:parent-style-name="Heading_20_2" style:list-style-name="WWNum33">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officeooo:paragraph-rsid="001c324e"/>
    </style:style>
    <style:style style:name="P65" style:family="paragraph" style:parent-style-name="Heading_20_2">
      <style:text-properties officeooo:rsid="001c324e" officeooo:paragraph-rsid="001c324e"/>
    </style:style>
    <style:style style:name="P66" style:family="paragraph" style:parent-style-name="Heading_20_2">
      <style:text-properties officeooo:rsid="001ed4c7" officeooo:paragraph-rsid="001ed4c7"/>
    </style:style>
    <style:style style:name="P67" style:family="paragraph" style:parent-style-name="Heading_20_2">
      <style:paragraph-properties fo:text-align="start" style:justify-single-word="false"/>
      <style:text-properties style:font-name="Courier" officeooo:rsid="001c324e" officeooo:paragraph-rsid="001c324e"/>
    </style:style>
    <style:style style:name="P68" style:family="paragraph" style:parent-style-name="Heading_20_2">
      <style:text-properties officeooo:rsid="0024796c" officeooo:paragraph-rsid="0024796c"/>
    </style:style>
    <style:style style:name="P69" style:family="paragraph" style:parent-style-name="Heading_20_1" style:list-style-name="WWNum12">
      <style:text-properties officeooo:paragraph-rsid="001c324e"/>
    </style:style>
    <style:style style:name="P70" style:family="paragraph" style:parent-style-name="Heading_20_1" style:list-style-name="WWNum12">
      <style:paragraph-properties fo:margin-top="0in" fo:margin-bottom="0in" loext:contextual-spacing="false" fo:text-align="start" style:justify-single-word="false">
        <style:tab-stops>
          <style:tab-stop style:position="6.4929in" style:type="right" style:leader-style="dotted" style:leader-text="."/>
        </style:tab-stops>
      </style:paragraph-properties>
      <style:text-properties officeooo:paragraph-rsid="001c324e"/>
    </style:style>
    <style:style style:name="P71" style:family="paragraph" style:parent-style-name="Heading_20_1" style:list-style-name="WWNum12" style:master-page-name="Converted3">
      <style:paragraph-properties fo:margin-top="0in" fo:margin-bottom="0in" loext:contextual-spacing="false" fo:text-align="start" style:justify-single-word="false" style:page-number="1">
        <style:tab-stops>
          <style:tab-stop style:position="6.4929in" style:type="right" style:leader-style="dotted" style:leader-text="."/>
        </style:tab-stops>
      </style:paragraph-properties>
      <style:text-properties officeooo:paragraph-rsid="001c324e"/>
    </style:style>
    <style:style style:name="P72" style:family="paragraph" style:parent-style-name="TOC_20_Heading" style:list-style-name="L1">
      <style:paragraph-properties fo:break-before="page"/>
      <style:text-properties officeooo:paragraph-rsid="001ac509"/>
    </style:style>
    <style:style style:name="P73" style:family="paragraph" style:parent-style-name="Contents_20_1">
      <style:paragraph-properties>
        <style:tab-stops>
          <style:tab-stop style:position="0.3055in"/>
          <style:tab-stop style:position="6.4929in" style:type="right" style:leader-style="dotted" style:leader-text="."/>
        </style:tab-stops>
      </style:paragraph-properties>
      <style:text-properties officeooo:paragraph-rsid="001ac509"/>
    </style:style>
    <style:style style:name="P74" style:family="paragraph" style:parent-style-name="Contents_20_1">
      <style:paragraph-properties>
        <style:tab-stops>
          <style:tab-stop style:position="0.9165in"/>
          <style:tab-stop style:position="6.4929in" style:type="right" style:leader-style="dotted" style:leader-text="."/>
        </style:tab-stops>
      </style:paragraph-properties>
      <style:text-properties officeooo:paragraph-rsid="001ac509"/>
    </style:style>
    <style:style style:name="T1" style:family="text">
      <style:text-properties officeooo:rsid="001ac509"/>
    </style:style>
    <style:style style:name="T2" style:family="text">
      <style:text-properties text:display="true"/>
    </style:style>
    <style:style style:name="T3" style:family="text">
      <style:text-properties officeooo:rsid="001c324e" text:display="true"/>
    </style:style>
    <style:style style:name="T4" style:family="text">
      <style:text-properties style:language-asian="en" style:country-asian="US"/>
    </style:style>
    <style:style style:name="T5" style:family="text">
      <style:text-properties style:font-name="Cambria"/>
    </style:style>
    <style:style style:name="T6" style:family="text">
      <style:text-properties officeooo:rsid="001c324e"/>
    </style:style>
    <style:style style:name="T7" style:family="text">
      <style:text-properties officeooo:rsid="001c3583"/>
    </style:style>
    <style:style style:name="T8" style:family="text">
      <style:text-properties style:font-name-complex="NimbusRomNo9L-Regu"/>
    </style:style>
    <style:style style:name="T9" style:family="text">
      <style:text-properties officeooo:rsid="001c5713" style:font-name-complex="NimbusRomNo9L-Regu"/>
    </style:style>
    <style:style style:name="T10" style:family="text">
      <style:text-properties style:font-name="Consolas" style:font-name-complex="Consolas1"/>
    </style:style>
    <style:style style:name="T11" style:family="text">
      <style:text-properties style:font-name="Consolas" officeooo:rsid="001e75df" style:font-name-complex="Consolas1"/>
    </style:style>
    <style:style style:name="T12" style:family="text">
      <style:text-properties style:font-name="Consolas" fo:font-size="12pt" style:font-size-asian="12pt" style:font-name-complex="Consolas1" style:font-size-complex="12pt"/>
    </style:style>
    <style:style style:name="T13" style:family="text">
      <style:text-properties style:font-name-complex="Consolas1"/>
    </style:style>
    <style:style style:name="T14" style:family="text">
      <style:text-properties style:font-name-complex="Consolas1"/>
    </style:style>
    <style:style style:name="T15" style:family="text">
      <style:text-properties officeooo:rsid="001c5713" style:font-name-complex="Consolas1"/>
    </style:style>
    <style:style style:name="T16" style:family="text">
      <style:text-properties officeooo:rsid="001e75df" style:font-name-complex="Consolas1"/>
    </style:style>
    <style:style style:name="T17" style:family="text">
      <style:text-properties fo:font-style="italic" style:font-style-asian="italic" style:font-style-complex="italic"/>
    </style:style>
    <style:style style:name="T18" style:family="text">
      <style:text-properties fo:font-style="italic" style:font-style-asian="italic" style:font-name-complex="NimbusRomNo9L-Regu" style:font-style-complex="italic"/>
    </style:style>
    <style:style style:name="T19" style:family="text">
      <style:text-properties fo:font-style="normal" style:font-style-asian="normal" style:font-style-complex="normal"/>
    </style:style>
    <style:style style:name="T20" style:family="text">
      <style:text-properties fo:font-style="normal" style:font-style-asian="normal" style:font-name-complex="NimbusRomNo9L-Regu" style:font-style-complex="normal"/>
    </style:style>
    <style:style style:name="T21" style:family="text">
      <style:text-properties fo:color="#000000" style:font-name="Consolas" style:font-name-complex="Consolas1"/>
    </style:style>
    <style:style style:name="T22" style:family="text">
      <style:text-properties fo:color="#000000" style:font-name="Consolas" officeooo:rsid="001ed4c7" style:font-name-complex="Consolas1"/>
    </style:style>
    <style:style style:name="T23" style:family="text">
      <style:text-properties fo:color="#000000" style:font-name="Consolas" fo:font-style="normal" style:font-style-asian="normal" style:font-name-complex="Consolas1" style:font-style-complex="normal"/>
    </style:style>
    <style:style style:name="T24" style:family="text">
      <style:text-properties fo:color="#000000" style:font-name-complex="Consolas1"/>
    </style:style>
    <style:style style:name="T25" style:family="text">
      <style:text-properties fo:color="#000000" officeooo:rsid="00258bd2" style:font-name-complex="Consolas1"/>
    </style:style>
    <style:style style:name="T26" style:family="text">
      <style:text-properties fo:color="#000000" officeooo:rsid="0026da42" style:font-name-complex="Consolas1"/>
    </style:style>
    <style:style style:name="T27" style:family="text">
      <style:text-properties fo:color="#000000" fo:font-style="normal" style:font-style-asian="normal" style:font-name-complex="Consolas1" style:font-style-complex="normal"/>
    </style:style>
    <style:style style:name="T28" style:family="text">
      <style:text-properties fo:color="#000000" fo:font-weight="normal" officeooo:rsid="00258bd2" style:font-weight-asian="normal" style:font-name-complex="Consolas1" style:font-weight-complex="normal"/>
    </style:style>
    <style:style style:name="T29" style:family="text">
      <style:text-properties fo:color="#000000" fo:font-weight="normal" officeooo:rsid="00258bd2" style:font-weight-asian="normal" style:font-name-complex="Consolas1" style:font-weight-complex="normal"/>
    </style:style>
    <style:style style:name="T30" style:family="text">
      <style:text-properties fo:color="#3f7f5f" style:font-name="Consolas" style:font-name-complex="Consolas1"/>
    </style:style>
    <style:style style:name="T31" style:family="text">
      <style:text-properties fo:color="#3f7f5f" style:font-name="Consolas" officeooo:rsid="001ed4c7" style:font-name-complex="Consolas1"/>
    </style:style>
    <style:style style:name="T32" style:family="text">
      <style:text-properties fo:color="#3f7f5f" style:font-name-complex="Consolas1"/>
    </style:style>
    <style:style style:name="T33" style:family="text">
      <style:text-properties fo:color="#3f7f5f" style:font-name="Courier" style:font-name-complex="Consolas1"/>
    </style:style>
    <style:style style:name="T34" style:family="text">
      <style:text-properties style:font-name="Carlito"/>
    </style:style>
    <style:style style:name="T35" style:family="text">
      <style:text-properties style:font-name="Carlito" style:font-name-complex="Consolas1"/>
    </style:style>
    <style:style style:name="T36" style:family="text">
      <style:text-properties style:font-name="Carlito" officeooo:rsid="001e75df" style:font-name-complex="Consolas1"/>
    </style:style>
    <style:style style:name="T37" style:family="text">
      <style:text-properties style:font-name="Carlito" fo:font-weight="bold" style:font-weight-asian="bold" style:font-name-complex="Consolas1" style:font-weight-complex="bold"/>
    </style:style>
    <style:style style:name="T38" style:family="text">
      <style:text-properties style:font-name="Carlito" fo:font-weight="normal" style:font-weight-asian="normal" style:font-name-complex="Consolas1" style:font-weight-complex="normal"/>
    </style:style>
    <style:style style:name="T39" style:family="text">
      <style:text-properties style:font-name="Carlito" fo:font-size="12pt" style:font-size-asian="12pt" style:font-name-complex="Consolas1" style:font-size-complex="12pt"/>
    </style:style>
    <style:style style:name="T40" style:family="text">
      <style:text-properties style:font-name="Courier" style:font-name-complex="Consolas1"/>
    </style:style>
    <style:style style:name="T41" style:family="text">
      <style:text-properties style:font-name="Courier" officeooo:rsid="001e75df" style:font-name-complex="Consolas1"/>
    </style:style>
    <style:style style:name="T42" style:family="text">
      <style:text-properties style:font-name="Courier" officeooo:rsid="001e75df" style:font-name-complex="Consolas1"/>
    </style:style>
    <style:style style:name="T43" style:family="text">
      <style:text-properties style:font-name="Courier" style:font-name-complex="Consolas1"/>
    </style:style>
    <style:style style:name="T44" style:family="text">
      <style:text-properties style:font-name="Courier" fo:font-weight="normal" style:font-weight-asian="normal" style:font-name-complex="Consolas1" style:font-weight-complex="normal"/>
    </style:style>
    <style:style style:name="T45" style:family="text">
      <style:text-properties style:font-name="Courier" fo:font-weight="normal" style:font-weight-asian="normal" style:font-name-complex="Consolas1" style:font-weight-complex="normal"/>
    </style:style>
    <style:style style:name="T46" style:family="text">
      <style:text-properties style:font-name="Courier" officeooo:rsid="001e75df" style:font-name-complex="Courier New1"/>
    </style:style>
    <style:style style:name="T47" style:family="text">
      <style:text-properties style:font-name="Courier"/>
    </style:style>
    <style:style style:name="T48" style:family="text">
      <style:text-properties style:font-name="Courier" officeooo:rsid="0026da42"/>
    </style:style>
    <style:style style:name="T49" style:family="text">
      <style:text-properties fo:language="fr" fo:country="FR" style:font-name-complex="Consolas1"/>
    </style:style>
    <style:style style:name="T50" style:family="text">
      <style:text-properties fo:font-weight="normal" style:font-weight-asian="normal" style:font-name-complex="Consolas1" style:font-weight-complex="normal"/>
    </style:style>
    <style:style style:name="T51" style:family="text">
      <style:text-properties fo:font-weight="normal" style:font-weight-asian="normal" style:font-name-complex="Consolas1" style:font-weight-complex="normal"/>
    </style:style>
    <style:style style:name="T52" style:family="text">
      <style:text-properties officeooo:rsid="001ed4c7"/>
    </style:style>
    <style:style style:name="T53" style:family="text">
      <style:text-properties fo:color="#7f0055" style:font-name="Consolas" fo:font-weight="bold" style:font-weight-asian="bold" style:font-name-complex="Consolas1" style:font-weight-complex="bold"/>
    </style:style>
    <style:style style:name="T54" style:family="text">
      <style:text-properties fo:color="#7f0055" fo:font-weight="bold" style:font-weight-asian="bold" style:font-name-complex="Consolas1" style:font-weight-complex="bold"/>
    </style:style>
    <style:style style:name="T55" style:family="text">
      <style:text-properties fo:color="#7f0055" fo:font-weight="bold" officeooo:rsid="00258bd2" style:font-weight-asian="bold" style:font-name-complex="Consolas1" style:font-weight-complex="bold"/>
    </style:style>
    <style:style style:name="T56" style:family="text">
      <style:text-properties fo:color="#3c3c3c" fo:font-size="10pt" fo:font-style="normal" style:font-size-asian="10pt" style:font-style-asian="normal" style:font-style-complex="normal"/>
    </style:style>
    <style:style style:name="T57" style:family="text">
      <style:text-properties fo:color="#3c3c3c" fo:font-size="10pt" style:font-size-asian="10pt"/>
    </style:style>
    <style:style style:name="T58" style:family="text">
      <style:text-properties fo:color="#3c3c3c" fo:font-size="10pt" officeooo:rsid="001fe92c" style:font-size-asian="10pt"/>
    </style:style>
    <style:style style:name="T59" style:family="text">
      <style:text-properties fo:color="#3c3c3c" fo:font-size="10pt" fo:font-style="italic" style:font-size-asian="10pt" style:font-style-asian="italic"/>
    </style:style>
    <style:style style:name="T60" style:family="text">
      <style:text-properties fo:color="#2a00ff" fo:font-size="10pt" style:font-size-asian="10pt"/>
    </style:style>
    <style:style style:name="T61" style:family="text">
      <style:text-properties fo:color="#2a00ff" fo:font-size="10pt" style:text-underline-style="solid" style:text-underline-width="auto" style:text-underline-color="font-color" style:font-size-asian="10pt"/>
    </style:style>
    <style:style style:name="T62" style:family="text">
      <style:text-properties officeooo:rsid="00228514"/>
    </style:style>
    <style:style style:name="T63" style:family="text">
      <style:text-properties officeooo:rsid="0024796c"/>
    </style:style>
    <style:style style:name="T64" style:family="text">
      <style:text-properties officeooo:rsid="00258bd2"/>
    </style:style>
    <style:style style:name="T65" style:family="text">
      <style:text-properties officeooo:rsid="0026da42"/>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Safety Annex</text:span> Users Guide</text:p>
      <text:p text:style-name="P1">Version </text:p>
      <text:p text:style-name="P3">Danielle Stewart, University of Minnesota</text:p>
      <text:p text:style-name="P22"><text:span text:style-name="T1">Darren Coffer</text:span>, Rockwell Collins<text:line-break/>Mike Whalen, University of Minneso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text:soft-page-break/>Ver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Version </text:p>
          </table:table-cell>
          <table:table-cell table:style-name="Table1.A1" office:value-type="string">
            <text:p text:style-name="P25">Date</text:p>
          </table:table-cell>
          <table:table-cell table:style-name="Table1.A1" office:value-type="string">
            <text:p text:style-name="P25">Author</text:p>
          </table:table-cell>
          <table:table-cell table:style-name="Table1.A1" office:value-type="string">
            <text:p text:style-name="P25">Information</text:p>
          </table:table-cell>
        </table:table-row>
        <table:table-row table:style-name="Table1.1">
          <table:table-cell table:style-name="Table1.A1" office:value-type="string">
            <text:p text:style-name="P25">0.4</text:p>
          </table:table-cell>
          <table:table-cell table:style-name="Table1.A1" office:value-type="string">
            <text:p text:style-name="P27">9/1/2017</text:p>
          </table:table-cell>
          <table:table-cell table:style-name="Table1.A1" office:value-type="string">
            <text:p text:style-name="P27">Danielle Stewart</text:p>
          </table:table-cell>
          <table:table-cell table:style-name="Table1.A1" office:value-type="string">
            <text:p text:style-name="P25">Initial version of the <text:span text:style-name="T1">Safety Annex</text:span> Users Guide.</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8152088026493317308" text:style-name="L1">
        <text:list-item>
          <text:p text:style-name="P32"><text:span text:style-name="T1">T</text:span>able of Contents</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Toc472506736" text:style-name="Index_20_Link" text:visited-style-name="Index_20_Link">1</text:a><text:a xlink:type="simple" xlink:href="#_Toc472506736" text:style-name="Index_20_Link" text:visited-style-name="Index_20_Link"><text:span text:style-name="T4"><text:tab/></text:span></text:a><text:a xlink:type="simple" xlink:href="#_Toc472506736" text:style-name="Index_20_Link" text:visited-style-name="Index_20_Link">Introduction</text:a><text:a xlink:type="simple" xlink:href="#_Toc472506736" text:style-name="Index_20_Link" text:visited-style-name="Index_20_Link"><text:span text:style-name="T2"><text:tab/>1</text:span></text:a></text:p>
          <text:p text:style-name="P73"><text:a xlink:type="simple" xlink:href="#_Toc472506737" text:style-name="Index_20_Link" text:visited-style-name="Index_20_Link">2</text:a><text:a xlink:type="simple" xlink:href="#_Toc472506737" text:style-name="Index_20_Link" text:visited-style-name="Index_20_Link"><text:span text:style-name="T4"><text:tab/></text:span></text:a><text:a xlink:type="simple" xlink:href="#_Toc472506737" text:style-name="Index_20_Link" text:visited-style-name="Index_20_Link">Brief Overview of AADL and AGREE</text:a><text:a xlink:type="simple" xlink:href="#_Toc472506737" text:style-name="Index_20_Link" text:visited-style-name="Index_20_Link"><text:span text:style-name="T2"><text:tab/>2</text:span></text:a></text:p>
          <text:p text:style-name="P62"><text:a xlink:type="simple" xlink:href="#_Toc472506738" text:style-name="Index_20_Link" text:visited-style-name="Index_20_Link">2.1</text:a><text:a xlink:type="simple" xlink:href="#_Toc472506738" text:style-name="Index_20_Link" text:visited-style-name="Index_20_Link"><text:span text:style-name="T4"><text:tab/></text:span></text:a><text:a xlink:type="simple" xlink:href="#_Toc472506738" text:style-name="Index_20_Link" text:visited-style-name="Index_20_Link">Using the AGREE AADL Plug-in</text:a><text:a xlink:type="simple" xlink:href="#_Toc472506738" text:style-name="Index_20_Link" text:visited-style-name="Index_20_Link"><text:span text:style-name="T2"><text:tab/>4</text:span></text:a></text:p>
          <text:p text:style-name="P73"><text:a xlink:type="simple" xlink:href="#_Toc472506739" text:style-name="Index_20_Link" text:visited-style-name="Index_20_Link">3</text:a><text:a xlink:type="simple" xlink:href="#_Toc472506739" text:style-name="Index_20_Link" text:visited-style-name="Index_20_Link"><text:span text:style-name="T4"><text:tab/></text:span></text:a><text:a xlink:type="simple" xlink:href="#_Toc472506739" text:style-name="Index_20_Link" text:visited-style-name="Index_20_Link">AGREE Language</text:a><text:a xlink:type="simple" xlink:href="#_Toc472506739" text:style-name="Index_20_Link" text:visited-style-name="Index_20_Link"><text:span text:style-name="T2"><text:tab/>14</text:span></text:a></text:p>
          <text:p text:style-name="P62"><text:a xlink:type="simple" xlink:href="#_Toc472506740" text:style-name="Index_20_Link" text:visited-style-name="Index_20_Link">3.1</text:a><text:a xlink:type="simple" xlink:href="#_Toc472506740" text:style-name="Index_20_Link" text:visited-style-name="Index_20_Link"><text:span text:style-name="T4"><text:tab/></text:span></text:a><text:a xlink:type="simple" xlink:href="#_Toc472506740" text:style-name="Index_20_Link" text:visited-style-name="Index_20_Link">Dataflow Language</text:a><text:a xlink:type="simple" xlink:href="#_Toc472506740" text:style-name="Index_20_Link" text:visited-style-name="Index_20_Link"><text:span text:style-name="T2"><text:tab/>14</text:span></text:a></text:p>
          <text:p text:style-name="P62"><text:a xlink:type="simple" xlink:href="#_Toc472506741" text:style-name="Index_20_Link" text:visited-style-name="Index_20_Link">3.2</text:a><text:a xlink:type="simple" xlink:href="#_Toc472506741" text:style-name="Index_20_Link" text:visited-style-name="Index_20_Link"><text:span text:style-name="T4"><text:tab/></text:span></text:a><text:a xlink:type="simple" xlink:href="#_Toc472506741" text:style-name="Index_20_Link" text:visited-style-name="Index_20_Link">Syntax Overview</text:a><text:a xlink:type="simple" xlink:href="#_Toc472506741" text:style-name="Index_20_Link" text:visited-style-name="Index_20_Link"><text:span text:style-name="T2"><text:tab/>15</text:span></text:a></text:p>
          <text:p text:style-name="P62"><text:a xlink:type="simple" xlink:href="#_Toc472506742" text:style-name="Index_20_Link" text:visited-style-name="Index_20_Link">3.3</text:a><text:a xlink:type="simple" xlink:href="#_Toc472506742" text:style-name="Index_20_Link" text:visited-style-name="Index_20_Link"><text:span text:style-name="T4"><text:tab/></text:span></text:a><text:a xlink:type="simple" xlink:href="#_Toc472506742" text:style-name="Index_20_Link" text:visited-style-name="Index_20_Link">Lexical Elements</text:a><text:a xlink:type="simple" xlink:href="#_Toc472506742" text:style-name="Index_20_Link" text:visited-style-name="Index_20_Link"><text:span text:style-name="T2"><text:tab/>16</text:span></text:a></text:p>
          <text:p text:style-name="P62"><text:a xlink:type="simple" xlink:href="#_Toc472506743" text:style-name="Index_20_Link" text:visited-style-name="Index_20_Link">3.4</text:a><text:a xlink:type="simple" xlink:href="#_Toc472506743" text:style-name="Index_20_Link" text:visited-style-name="Index_20_Link"><text:span text:style-name="T4"><text:tab/></text:span></text:a><text:a xlink:type="simple" xlink:href="#_Toc472506743" text:style-name="Index_20_Link" text:visited-style-name="Index_20_Link">Types</text:a><text:a xlink:type="simple" xlink:href="#_Toc472506743" text:style-name="Index_20_Link" text:visited-style-name="Index_20_Link"><text:span text:style-name="T2"><text:tab/>17</text:span></text:a></text:p>
          <text:p text:style-name="P62"><text:a xlink:type="simple" xlink:href="#_Toc472506744" text:style-name="Index_20_Link" text:visited-style-name="Index_20_Link">3.5</text:a><text:a xlink:type="simple" xlink:href="#_Toc472506744" text:style-name="Index_20_Link" text:visited-style-name="Index_20_Link"><text:span text:style-name="T4"><text:tab/></text:span></text:a><text:a xlink:type="simple" xlink:href="#_Toc472506744" text:style-name="Index_20_Link" text:visited-style-name="Index_20_Link">Subclauses</text:a><text:a xlink:type="simple" xlink:href="#_Toc472506744" text:style-name="Index_20_Link" text:visited-style-name="Index_20_Link"><text:span text:style-name="T2"><text:tab/>18</text:span></text:a></text:p>
          <text:p text:style-name="P62"><text:a xlink:type="simple" xlink:href="#_Toc472506745" text:style-name="Index_20_Link" text:visited-style-name="Index_20_Link">3.6</text:a><text:a xlink:type="simple" xlink:href="#_Toc472506745" text:style-name="Index_20_Link" text:visited-style-name="Index_20_Link"><text:span text:style-name="T4"><text:tab/></text:span></text:a><text:a xlink:type="simple" xlink:href="#_Toc472506745" text:style-name="Index_20_Link" text:visited-style-name="Index_20_Link">Statements</text:a><text:a xlink:type="simple" xlink:href="#_Toc472506745" text:style-name="Index_20_Link" text:visited-style-name="Index_20_Link"><text:span text:style-name="T2"><text:tab/>20</text:span></text:a></text:p>
          <text:p text:style-name="P59"><text:a xlink:type="simple" xlink:href="#_Toc472506746" text:style-name="Index_20_Link" text:visited-style-name="Index_20_Link">3.6.1</text:a><text:a xlink:type="simple" xlink:href="#_Toc472506746" text:style-name="Index_20_Link" text:visited-style-name="Index_20_Link"><text:span text:style-name="T4"><text:tab/></text:span></text:a><text:a xlink:type="simple" xlink:href="#_Toc472506746" text:style-name="Index_20_Link" text:visited-style-name="Index_20_Link">Assume Statements</text:a><text:a xlink:type="simple" xlink:href="#_Toc472506746" text:style-name="Index_20_Link" text:visited-style-name="Index_20_Link"><text:span text:style-name="T2"><text:tab/>20</text:span></text:a></text:p>
          <text:p text:style-name="P59"><text:a xlink:type="simple" xlink:href="#_Toc472506747" text:style-name="Index_20_Link" text:visited-style-name="Index_20_Link">3.6.2</text:a><text:a xlink:type="simple" xlink:href="#_Toc472506747" text:style-name="Index_20_Link" text:visited-style-name="Index_20_Link"><text:span text:style-name="T4"><text:tab/></text:span></text:a><text:a xlink:type="simple" xlink:href="#_Toc472506747" text:style-name="Index_20_Link" text:visited-style-name="Index_20_Link">Guarantee Statements</text:a><text:a xlink:type="simple" xlink:href="#_Toc472506747" text:style-name="Index_20_Link" text:visited-style-name="Index_20_Link"><text:span text:style-name="T2"><text:tab/>20</text:span></text:a></text:p>
          <text:p text:style-name="P59"><text:a xlink:type="simple" xlink:href="#_Toc472506748" text:style-name="Index_20_Link" text:visited-style-name="Index_20_Link">3.6.3</text:a><text:a xlink:type="simple" xlink:href="#_Toc472506748" text:style-name="Index_20_Link" text:visited-style-name="Index_20_Link"><text:span text:style-name="T4"><text:tab/></text:span></text:a><text:a xlink:type="simple" xlink:href="#_Toc472506748" text:style-name="Index_20_Link" text:visited-style-name="Index_20_Link">Equation Statements</text:a><text:a xlink:type="simple" xlink:href="#_Toc472506748" text:style-name="Index_20_Link" text:visited-style-name="Index_20_Link"><text:span text:style-name="T2"><text:tab/>21</text:span></text:a></text:p>
          <text:p text:style-name="P59"><text:a xlink:type="simple" xlink:href="#_Toc472506749" text:style-name="Index_20_Link" text:visited-style-name="Index_20_Link">3.6.4</text:a><text:a xlink:type="simple" xlink:href="#_Toc472506749" text:style-name="Index_20_Link" text:visited-style-name="Index_20_Link"><text:span text:style-name="T4"><text:tab/></text:span></text:a><text:a xlink:type="simple" xlink:href="#_Toc472506749" text:style-name="Index_20_Link" text:visited-style-name="Index_20_Link">Property Statements</text:a><text:a xlink:type="simple" xlink:href="#_Toc472506749" text:style-name="Index_20_Link" text:visited-style-name="Index_20_Link"><text:span text:style-name="T2"><text:tab/>21</text:span></text:a></text:p>
          <text:p text:style-name="P59"><text:a xlink:type="simple" xlink:href="#_Toc472506750" text:style-name="Index_20_Link" text:visited-style-name="Index_20_Link">3.6.5</text:a><text:a xlink:type="simple" xlink:href="#_Toc472506750" text:style-name="Index_20_Link" text:visited-style-name="Index_20_Link"><text:span text:style-name="T4"><text:tab/></text:span></text:a><text:a xlink:type="simple" xlink:href="#_Toc472506750" text:style-name="Index_20_Link" text:visited-style-name="Index_20_Link">Constant Statements</text:a><text:a xlink:type="simple" xlink:href="#_Toc472506750" text:style-name="Index_20_Link" text:visited-style-name="Index_20_Link"><text:span text:style-name="T2"><text:tab/>21</text:span></text:a></text:p>
          <text:p text:style-name="P59"><text:a xlink:type="simple" xlink:href="#_Toc472506751" text:style-name="Index_20_Link" text:visited-style-name="Index_20_Link">3.6.6</text:a><text:a xlink:type="simple" xlink:href="#_Toc472506751" text:style-name="Index_20_Link" text:visited-style-name="Index_20_Link"><text:span text:style-name="T4"><text:tab/></text:span></text:a><text:a xlink:type="simple" xlink:href="#_Toc472506751" text:style-name="Index_20_Link" text:visited-style-name="Index_20_Link">Node Definitions</text:a><text:a xlink:type="simple" xlink:href="#_Toc472506751" text:style-name="Index_20_Link" text:visited-style-name="Index_20_Link"><text:span text:style-name="T2"><text:tab/>21</text:span></text:a></text:p>
          <text:p text:style-name="P59"><text:a xlink:type="simple" xlink:href="#_Toc472506752" text:style-name="Index_20_Link" text:visited-style-name="Index_20_Link">3.6.7</text:a><text:a xlink:type="simple" xlink:href="#_Toc472506752" text:style-name="Index_20_Link" text:visited-style-name="Index_20_Link"><text:span text:style-name="T4"><text:tab/></text:span></text:a><text:a xlink:type="simple" xlink:href="#_Toc472506752" text:style-name="Index_20_Link" text:visited-style-name="Index_20_Link">Record Definitions</text:a><text:a xlink:type="simple" xlink:href="#_Toc472506752" text:style-name="Index_20_Link" text:visited-style-name="Index_20_Link"><text:span text:style-name="T2"><text:tab/>23</text:span></text:a></text:p>
          <text:p text:style-name="P59"><text:a xlink:type="simple" xlink:href="#_Toc472506753" text:style-name="Index_20_Link" text:visited-style-name="Index_20_Link">3.6.8</text:a><text:a xlink:type="simple" xlink:href="#_Toc472506753" text:style-name="Index_20_Link" text:visited-style-name="Index_20_Link"><text:span text:style-name="T4"><text:tab/></text:span></text:a><text:a xlink:type="simple" xlink:href="#_Toc472506753" text:style-name="Index_20_Link" text:visited-style-name="Index_20_Link">Real-time Patterns</text:a><text:a xlink:type="simple" xlink:href="#_Toc472506753" text:style-name="Index_20_Link" text:visited-style-name="Index_20_Link"><text:span text:style-name="T2"><text:tab/>23</text:span></text:a></text:p>
          <text:p text:style-name="P59"><text:a xlink:type="simple" xlink:href="#_Toc472506754" text:style-name="Index_20_Link" text:visited-style-name="Index_20_Link">3.6.9</text:a><text:a xlink:type="simple" xlink:href="#_Toc472506754" text:style-name="Index_20_Link" text:visited-style-name="Index_20_Link"><text:span text:style-name="T4"><text:tab/></text:span></text:a><text:a xlink:type="simple" xlink:href="#_Toc472506754" text:style-name="Index_20_Link" text:visited-style-name="Index_20_Link">Advanced Topic: Assert statements</text:a><text:a xlink:type="simple" xlink:href="#_Toc472506754" text:style-name="Index_20_Link" text:visited-style-name="Index_20_Link"><text:span text:style-name="T2"><text:tab/>24</text:span></text:a></text:p>
          <text:p text:style-name="P59"><text:a xlink:type="simple" xlink:href="#_Toc472506755" text:style-name="Index_20_Link" text:visited-style-name="Index_20_Link">3.6.10</text:a><text:a xlink:type="simple" xlink:href="#_Toc472506755" text:style-name="Index_20_Link" text:visited-style-name="Index_20_Link"><text:span text:style-name="T4"><text:tab/></text:span></text:a><text:a xlink:type="simple" xlink:href="#_Toc472506755" text:style-name="Index_20_Link" text:visited-style-name="Index_20_Link">Advanced Topic: Lemma Statements</text:a><text:a xlink:type="simple" xlink:href="#_Toc472506755" text:style-name="Index_20_Link" text:visited-style-name="Index_20_Link"><text:span text:style-name="T2"><text:tab/>24</text:span></text:a></text:p>
          <text:p text:style-name="P59"><text:a xlink:type="simple" xlink:href="#_Toc472506756" text:style-name="Index_20_Link" text:visited-style-name="Index_20_Link">3.6.11</text:a><text:a xlink:type="simple" xlink:href="#_Toc472506756" text:style-name="Index_20_Link" text:visited-style-name="Index_20_Link"><text:span text:style-name="T4"><text:tab/></text:span></text:a><text:a xlink:type="simple" xlink:href="#_Toc472506756" text:style-name="Index_20_Link" text:visited-style-name="Index_20_Link">Advanced Topic: Linearization Definitions</text:a><text:a xlink:type="simple" xlink:href="#_Toc472506756" text:style-name="Index_20_Link" text:visited-style-name="Index_20_Link"><text:span text:style-name="T2"><text:tab/>25</text:span></text:a></text:p>
          <text:p text:style-name="P62"><text:a xlink:type="simple" xlink:href="#_Toc472506757" text:style-name="Index_20_Link" text:visited-style-name="Index_20_Link">3.7</text:a><text:a xlink:type="simple" xlink:href="#_Toc472506757" text:style-name="Index_20_Link" text:visited-style-name="Index_20_Link"><text:span text:style-name="T4"><text:tab/></text:span></text:a><text:a xlink:type="simple" xlink:href="#_Toc472506757" text:style-name="Index_20_Link" text:visited-style-name="Index_20_Link">Expressions</text:a><text:a xlink:type="simple" xlink:href="#_Toc472506757" text:style-name="Index_20_Link" text:visited-style-name="Index_20_Link"><text:span text:style-name="T2"><text:tab/>26</text:span></text:a></text:p>
          <text:p text:style-name="P59"><text:a xlink:type="simple" xlink:href="#_Toc472506758" text:style-name="Index_20_Link" text:visited-style-name="Index_20_Link">3.7.1</text:a><text:a xlink:type="simple" xlink:href="#_Toc472506758" text:style-name="Index_20_Link" text:visited-style-name="Index_20_Link"><text:span text:style-name="T4"><text:tab/></text:span></text:a><text:a xlink:type="simple" xlink:href="#_Toc472506758" text:style-name="Index_20_Link" text:visited-style-name="Index_20_Link">ID Expressions</text:a><text:a xlink:type="simple" xlink:href="#_Toc472506758" text:style-name="Index_20_Link" text:visited-style-name="Index_20_Link"><text:span text:style-name="T2"><text:tab/>27</text:span></text:a></text:p>
          <text:p text:style-name="P59"><text:a xlink:type="simple" xlink:href="#_Toc472506759" text:style-name="Index_20_Link" text:visited-style-name="Index_20_Link">3.7.2</text:a><text:a xlink:type="simple" xlink:href="#_Toc472506759" text:style-name="Index_20_Link" text:visited-style-name="Index_20_Link"><text:span text:style-name="T4"><text:tab/></text:span></text:a><text:a xlink:type="simple" xlink:href="#_Toc472506759" text:style-name="Index_20_Link" text:visited-style-name="Index_20_Link">NestedDotID (Field) Expressions</text:a><text:a xlink:type="simple" xlink:href="#_Toc472506759" text:style-name="Index_20_Link" text:visited-style-name="Index_20_Link"><text:span text:style-name="T2"><text:tab/>27</text:span></text:a></text:p>
          <text:p text:style-name="P59"><text:a xlink:type="simple" xlink:href="#_Toc472506760" text:style-name="Index_20_Link" text:visited-style-name="Index_20_Link">3.7.3</text:a><text:a xlink:type="simple" xlink:href="#_Toc472506760" text:style-name="Index_20_Link" text:visited-style-name="Index_20_Link"><text:span text:style-name="T4"><text:tab/></text:span></text:a><text:a xlink:type="simple" xlink:href="#_Toc472506760" text:style-name="Index_20_Link" text:visited-style-name="Index_20_Link">Node Call Expressions</text:a><text:a xlink:type="simple" xlink:href="#_Toc472506760" text:style-name="Index_20_Link" text:visited-style-name="Index_20_Link"><text:span text:style-name="T2"><text:tab/>28</text:span></text:a></text:p>
          <text:p text:style-name="P59"><text:a xlink:type="simple" xlink:href="#_Toc472506761" text:style-name="Index_20_Link" text:visited-style-name="Index_20_Link">3.7.4</text:a><text:a xlink:type="simple" xlink:href="#_Toc472506761" text:style-name="Index_20_Link" text:visited-style-name="Index_20_Link"><text:span text:style-name="T4"><text:tab/></text:span></text:a><text:a xlink:type="simple" xlink:href="#_Toc472506761" text:style-name="Index_20_Link" text:visited-style-name="Index_20_Link">Linearization Call Expressions</text:a><text:a xlink:type="simple" xlink:href="#_Toc472506761" text:style-name="Index_20_Link" text:visited-style-name="Index_20_Link"><text:span text:style-name="T2"><text:tab/>28</text:span></text:a></text:p>
          <text:p text:style-name="P59"><text:a xlink:type="simple" xlink:href="#_Toc472506762" text:style-name="Index_20_Link" text:visited-style-name="Index_20_Link">3.7.5</text:a><text:a xlink:type="simple" xlink:href="#_Toc472506762" text:style-name="Index_20_Link" text:visited-style-name="Index_20_Link"><text:span text:style-name="T4"><text:tab/></text:span></text:a><text:a xlink:type="simple" xlink:href="#_Toc472506762" text:style-name="Index_20_Link" text:visited-style-name="Index_20_Link">Stream (Previous Value and Arrow) Expressions</text:a><text:a xlink:type="simple" xlink:href="#_Toc472506762" text:style-name="Index_20_Link" text:visited-style-name="Index_20_Link"><text:span text:style-name="T2"><text:tab/>28</text:span></text:a></text:p>
          <text:p text:style-name="P59"><text:a xlink:type="simple" xlink:href="#_Toc472506763" text:style-name="Index_20_Link" text:visited-style-name="Index_20_Link">3.7.6</text:a><text:a xlink:type="simple" xlink:href="#_Toc472506763" text:style-name="Index_20_Link" text:visited-style-name="Index_20_Link"><text:span text:style-name="T4"><text:tab/></text:span></text:a><text:a xlink:type="simple" xlink:href="#_Toc472506763" text:style-name="Index_20_Link" text:visited-style-name="Index_20_Link">Event Expressions</text:a><text:a xlink:type="simple" xlink:href="#_Toc472506763" text:style-name="Index_20_Link" text:visited-style-name="Index_20_Link"><text:span text:style-name="T2"><text:tab/>29</text:span></text:a></text:p>
          <text:p text:style-name="P59"><text:a xlink:type="simple" xlink:href="#_Toc472506764" text:style-name="Index_20_Link" text:visited-style-name="Index_20_Link">3.7.7</text:a><text:a xlink:type="simple" xlink:href="#_Toc472506764" text:style-name="Index_20_Link" text:visited-style-name="Index_20_Link"><text:span text:style-name="T4"><text:tab/></text:span></text:a><text:a xlink:type="simple" xlink:href="#_Toc472506764" text:style-name="Index_20_Link" text:visited-style-name="Index_20_Link">Floor and Real Expressions</text:a><text:a xlink:type="simple" xlink:href="#_Toc472506764" text:style-name="Index_20_Link" text:visited-style-name="Index_20_Link"><text:span text:style-name="T2"><text:tab/>30</text:span></text:a></text:p>
          <text:p text:style-name="P59"><text:a xlink:type="simple" xlink:href="#_Toc472506765" text:style-name="Index_20_Link" text:visited-style-name="Index_20_Link">3.7.8</text:a><text:a xlink:type="simple" xlink:href="#_Toc472506765" text:style-name="Index_20_Link" text:visited-style-name="Index_20_Link"><text:span text:style-name="T4"><text:tab/></text:span></text:a><text:a xlink:type="simple" xlink:href="#_Toc472506765" text:style-name="Index_20_Link" text:visited-style-name="Index_20_Link">Get Property Expressions</text:a><text:a xlink:type="simple" xlink:href="#_Toc472506765" text:style-name="Index_20_Link" text:visited-style-name="Index_20_Link"><text:span text:style-name="T2"><text:tab/>30</text:span></text:a></text:p>
          <text:p text:style-name="P59"><text:a xlink:type="simple" xlink:href="#_Toc472506766" text:style-name="Index_20_Link" text:visited-style-name="Index_20_Link">3.7.9</text:a><text:a xlink:type="simple" xlink:href="#_Toc472506766" text:style-name="Index_20_Link" text:visited-style-name="Index_20_Link"><text:span text:style-name="T4"><text:tab/></text:span></text:a><text:a xlink:type="simple" xlink:href="#_Toc472506766" text:style-name="Index_20_Link" text:visited-style-name="Index_20_Link">Unary Minus and Not Expressions</text:a><text:a xlink:type="simple" xlink:href="#_Toc472506766" text:style-name="Index_20_Link" text:visited-style-name="Index_20_Link"><text:span text:style-name="T2"><text:tab/>30</text:span></text:a></text:p>
          <text:p text:style-name="P59"><text:a xlink:type="simple" xlink:href="#_Toc472506767" text:style-name="Index_20_Link" text:visited-style-name="Index_20_Link">3.7.10</text:a><text:a xlink:type="simple" xlink:href="#_Toc472506767" text:style-name="Index_20_Link" text:visited-style-name="Index_20_Link"><text:span text:style-name="T4"><text:tab/></text:span></text:a><text:a xlink:type="simple" xlink:href="#_Toc472506767" text:style-name="Index_20_Link" text:visited-style-name="Index_20_Link">Record Update Expressions</text:a><text:a xlink:type="simple" xlink:href="#_Toc472506767" text:style-name="Index_20_Link" text:visited-style-name="Index_20_Link"><text:span text:style-name="T2"><text:tab/>30</text:span></text:a></text:p>
          <text:p text:style-name="P59"><text:a xlink:type="simple" xlink:href="#_Toc472506768" text:style-name="Index_20_Link" text:visited-style-name="Index_20_Link">3.7.11</text:a><text:a xlink:type="simple" xlink:href="#_Toc472506768" text:style-name="Index_20_Link" text:visited-style-name="Index_20_Link"><text:span text:style-name="T4"><text:tab/></text:span></text:a><text:a xlink:type="simple" xlink:href="#_Toc472506768" text:style-name="Index_20_Link" text:visited-style-name="Index_20_Link">Arithmetic Operations</text:a><text:a xlink:type="simple" xlink:href="#_Toc472506768" text:style-name="Index_20_Link" text:visited-style-name="Index_20_Link"><text:span text:style-name="T2"><text:tab/>30</text:span></text:a></text:p>
          <text:p text:style-name="P59"><text:a xlink:type="simple" xlink:href="#_Toc472506769" text:style-name="Index_20_Link" text:visited-style-name="Index_20_Link">3.7.12</text:a><text:a xlink:type="simple" xlink:href="#_Toc472506769" text:style-name="Index_20_Link" text:visited-style-name="Index_20_Link"><text:span text:style-name="T4"><text:tab/></text:span></text:a><text:a xlink:type="simple" xlink:href="#_Toc472506769" text:style-name="Index_20_Link" text:visited-style-name="Index_20_Link">Relation Expressions</text:a><text:a xlink:type="simple" xlink:href="#_Toc472506769" text:style-name="Index_20_Link" text:visited-style-name="Index_20_Link"><text:span text:style-name="T2"><text:tab/>30</text:span></text:a></text:p>
          <text:p text:style-name="P59"><text:a xlink:type="simple" xlink:href="#_Toc472506770" text:style-name="Index_20_Link" text:visited-style-name="Index_20_Link">3.7.13</text:a><text:a xlink:type="simple" xlink:href="#_Toc472506770" text:style-name="Index_20_Link" text:visited-style-name="Index_20_Link"><text:span text:style-name="T4"><text:tab/></text:span></text:a><text:a xlink:type="simple" xlink:href="#_Toc472506770" text:style-name="Index_20_Link" text:visited-style-name="Index_20_Link">Boolean Expressions</text:a><text:a xlink:type="simple" xlink:href="#_Toc472506770" text:style-name="Index_20_Link" text:visited-style-name="Index_20_Link"><text:span text:style-name="T2"><text:tab/>30</text:span></text:a></text:p>
          <text:p text:style-name="P73"><text:soft-page-break/><text:a xlink:type="simple" xlink:href="#_Toc472506771" text:style-name="Index_20_Link" text:visited-style-name="Index_20_Link">4</text:a><text:a xlink:type="simple" xlink:href="#_Toc472506771" text:style-name="Index_20_Link" text:visited-style-name="Index_20_Link"><text:span text:style-name="T4"><text:tab/></text:span></text:a><text:a xlink:type="simple" xlink:href="#_Toc472506771" text:style-name="Index_20_Link" text:visited-style-name="Index_20_Link">AGREE/OSATE Tool Suite</text:a><text:a xlink:type="simple" xlink:href="#_Toc472506771" text:style-name="Index_20_Link" text:visited-style-name="Index_20_Link"><text:span text:style-name="T2"><text:tab/>31</text:span></text:a></text:p>
          <text:p text:style-name="P62"><text:a xlink:type="simple" xlink:href="#_Toc472506772" text:style-name="Index_20_Link" text:visited-style-name="Index_20_Link">4.1</text:a><text:a xlink:type="simple" xlink:href="#_Toc472506772" text:style-name="Index_20_Link" text:visited-style-name="Index_20_Link"><text:span text:style-name="T4"><text:tab/></text:span></text:a><text:a xlink:type="simple" xlink:href="#_Toc472506772" text:style-name="Index_20_Link" text:visited-style-name="Index_20_Link">Tool Suite Overview</text:a><text:a xlink:type="simple" xlink:href="#_Toc472506772" text:style-name="Index_20_Link" text:visited-style-name="Index_20_Link"><text:span text:style-name="T2"><text:tab/>31</text:span></text:a></text:p>
          <text:p text:style-name="P62"><text:a xlink:type="simple" xlink:href="#_Toc472506773" text:style-name="Index_20_Link" text:visited-style-name="Index_20_Link">4.2</text:a><text:a xlink:type="simple" xlink:href="#_Toc472506773" text:style-name="Index_20_Link" text:visited-style-name="Index_20_Link"><text:span text:style-name="T4"><text:tab/></text:span></text:a><text:a xlink:type="simple" xlink:href="#_Toc472506773" text:style-name="Index_20_Link" text:visited-style-name="Index_20_Link">Installation</text:a><text:a xlink:type="simple" xlink:href="#_Toc472506773" text:style-name="Index_20_Link" text:visited-style-name="Index_20_Link"><text:span text:style-name="T2"><text:tab/>32</text:span></text:a></text:p>
          <text:p text:style-name="P59"><text:a xlink:type="simple" xlink:href="#_Toc472506774" text:style-name="Index_20_Link" text:visited-style-name="Index_20_Link">4.2.1</text:a><text:a xlink:type="simple" xlink:href="#_Toc472506774" text:style-name="Index_20_Link" text:visited-style-name="Index_20_Link"><text:span text:style-name="T4"><text:tab/></text:span></text:a><text:a xlink:type="simple" xlink:href="#_Toc472506774" text:style-name="Index_20_Link" text:visited-style-name="Index_20_Link">Install OSATE</text:a><text:a xlink:type="simple" xlink:href="#_Toc472506774" text:style-name="Index_20_Link" text:visited-style-name="Index_20_Link"><text:span text:style-name="T2"><text:tab/>32</text:span></text:a></text:p>
          <text:p text:style-name="P59"><text:a xlink:type="simple" xlink:href="#_Toc472506775" text:style-name="Index_20_Link" text:visited-style-name="Index_20_Link">4.2.2</text:a><text:a xlink:type="simple" xlink:href="#_Toc472506775" text:style-name="Index_20_Link" text:visited-style-name="Index_20_Link"><text:span text:style-name="T4"><text:tab/></text:span></text:a><text:a xlink:type="simple" xlink:href="#_Toc472506775" text:style-name="Index_20_Link" text:visited-style-name="Index_20_Link">Install the SMT Solver</text:a><text:a xlink:type="simple" xlink:href="#_Toc472506775" text:style-name="Index_20_Link" text:visited-style-name="Index_20_Link"><text:span text:style-name="T2"><text:tab/>33</text:span></text:a></text:p>
          <text:p text:style-name="P59"><text:a xlink:type="simple" xlink:href="#_Toc472506776" text:style-name="Index_20_Link" text:visited-style-name="Index_20_Link">4.2.3</text:a><text:a xlink:type="simple" xlink:href="#_Toc472506776" text:style-name="Index_20_Link" text:visited-style-name="Index_20_Link"><text:span text:style-name="T4"><text:tab/></text:span></text:a><text:a xlink:type="simple" xlink:href="#_Toc472506776" text:style-name="Index_20_Link" text:visited-style-name="Index_20_Link">Install the JKind Model Checker</text:a><text:a xlink:type="simple" xlink:href="#_Toc472506776" text:style-name="Index_20_Link" text:visited-style-name="Index_20_Link"><text:span text:style-name="T2"><text:tab/>36</text:span></text:a></text:p>
          <text:p text:style-name="P59"><text:a xlink:type="simple" xlink:href="#_Toc472506777" text:style-name="Index_20_Link" text:visited-style-name="Index_20_Link">4.2.4</text:a><text:a xlink:type="simple" xlink:href="#_Toc472506777" text:style-name="Index_20_Link" text:visited-style-name="Index_20_Link"><text:span text:style-name="T4"><text:tab/></text:span></text:a><text:a xlink:type="simple" xlink:href="#_Toc472506777" text:style-name="Index_20_Link" text:visited-style-name="Index_20_Link">Install AGREE</text:a><text:a xlink:type="simple" xlink:href="#_Toc472506777" text:style-name="Index_20_Link" text:visited-style-name="Index_20_Link"><text:span text:style-name="T2"><text:tab/>37</text:span></text:a></text:p>
          <text:p text:style-name="P62"><text:a xlink:type="simple" xlink:href="#_Toc472506778" text:style-name="Index_20_Link" text:visited-style-name="Index_20_Link">4.3</text:a><text:a xlink:type="simple" xlink:href="#_Toc472506778" text:style-name="Index_20_Link" text:visited-style-name="Index_20_Link"><text:span text:style-name="T4"><text:tab/></text:span></text:a><text:a xlink:type="simple" xlink:href="#_Toc472506778" text:style-name="Index_20_Link" text:visited-style-name="Index_20_Link">Main Features</text:a><text:a xlink:type="simple" xlink:href="#_Toc472506778" text:style-name="Index_20_Link" text:visited-style-name="Index_20_Link"><text:span text:style-name="T2"><text:tab/>39</text:span></text:a></text:p>
          <text:p text:style-name="P59"><text:a xlink:type="simple" xlink:href="#_Toc472506779" text:style-name="Index_20_Link" text:visited-style-name="Index_20_Link">4.3.1</text:a><text:a xlink:type="simple" xlink:href="#_Toc472506779" text:style-name="Index_20_Link" text:visited-style-name="Index_20_Link"><text:span text:style-name="T4"><text:tab/></text:span></text:a><text:a xlink:type="simple" xlink:href="#_Toc472506779" text:style-name="Index_20_Link" text:visited-style-name="Index_20_Link">Import Existing Projects</text:a><text:a xlink:type="simple" xlink:href="#_Toc472506779" text:style-name="Index_20_Link" text:visited-style-name="Index_20_Link"><text:span text:style-name="T2"><text:tab/>39</text:span></text:a></text:p>
          <text:p text:style-name="P59"><text:a xlink:type="simple" xlink:href="#_Toc472506780" text:style-name="Index_20_Link" text:visited-style-name="Index_20_Link">4.3.2</text:a><text:a xlink:type="simple" xlink:href="#_Toc472506780" text:style-name="Index_20_Link" text:visited-style-name="Index_20_Link"><text:span text:style-name="T4"><text:tab/></text:span></text:a><text:a xlink:type="simple" xlink:href="#_Toc472506780" text:style-name="Index_20_Link" text:visited-style-name="Index_20_Link">Create New Projects</text:a><text:a xlink:type="simple" xlink:href="#_Toc472506780" text:style-name="Index_20_Link" text:visited-style-name="Index_20_Link"><text:span text:style-name="T2"><text:tab/>42</text:span></text:a></text:p>
          <text:p text:style-name="P59"><text:a xlink:type="simple" xlink:href="#_Toc472506781" text:style-name="Index_20_Link" text:visited-style-name="Index_20_Link">4.3.3</text:a><text:a xlink:type="simple" xlink:href="#_Toc472506781" text:style-name="Index_20_Link" text:visited-style-name="Index_20_Link"><text:span text:style-name="T4"><text:tab/></text:span></text:a><text:a xlink:type="simple" xlink:href="#_Toc472506781" text:style-name="Index_20_Link" text:visited-style-name="Index_20_Link">Verify Contracts</text:a><text:a xlink:type="simple" xlink:href="#_Toc472506781" text:style-name="Index_20_Link" text:visited-style-name="Index_20_Link"><text:span text:style-name="T2"><text:tab/>42</text:span></text:a></text:p>
          <text:p text:style-name="P59"><text:a xlink:type="simple" xlink:href="#_Toc472506782" text:style-name="Index_20_Link" text:visited-style-name="Index_20_Link">4.3.4</text:a><text:a xlink:type="simple" xlink:href="#_Toc472506782" text:style-name="Index_20_Link" text:visited-style-name="Index_20_Link"><text:span text:style-name="T4"><text:tab/></text:span></text:a><text:a xlink:type="simple" xlink:href="#_Toc472506782" text:style-name="Index_20_Link" text:visited-style-name="Index_20_Link">Check Realizability</text:a><text:a xlink:type="simple" xlink:href="#_Toc472506782" text:style-name="Index_20_Link" text:visited-style-name="Index_20_Link"><text:span text:style-name="T2"><text:tab/>44</text:span></text:a></text:p>
          <text:p text:style-name="P59"><text:a xlink:type="simple" xlink:href="#_Toc472506783" text:style-name="Index_20_Link" text:visited-style-name="Index_20_Link">4.3.5</text:a><text:a xlink:type="simple" xlink:href="#_Toc472506783" text:style-name="Index_20_Link" text:visited-style-name="Index_20_Link"><text:span text:style-name="T4"><text:tab/></text:span></text:a><text:a xlink:type="simple" xlink:href="#_Toc472506783" text:style-name="Index_20_Link" text:visited-style-name="Index_20_Link">Export AGREE Contracts</text:a><text:a xlink:type="simple" xlink:href="#_Toc472506783" text:style-name="Index_20_Link" text:visited-style-name="Index_20_Link"><text:span text:style-name="T2"><text:tab/>44</text:span></text:a></text:p>
          <text:p text:style-name="P74"><text:a xlink:type="simple" xlink:href="#_Toc472506784" text:style-name="Index_20_Link" text:visited-style-name="Index_20_Link"><text:span text:style-name="T5">Appendix A</text:span></text:a><text:a xlink:type="simple" xlink:href="#_Toc472506784" text:style-name="Index_20_Link" text:visited-style-name="Index_20_Link"><text:span text:style-name="T4"><text:tab/></text:span></text:a><text:a xlink:type="simple" xlink:href="#_Toc472506784" text:style-name="Index_20_Link" text:visited-style-name="Index_20_Link"><text:span text:style-name="T5">Introduction On K-Induction</text:span></text:a><text:a xlink:type="simple" xlink:href="#_Toc472506784" text:style-name="Index_20_Link" text:visited-style-name="Index_20_Link"><text:span text:style-name="T2"><text:tab/>46</text:span></text:a></text:p>
          <text:p text:style-name="P74"><text:a xlink:type="simple" xlink:href="#_Toc472506785" text:style-name="Index_20_Link" text:visited-style-name="Index_20_Link"><text:span text:style-name="T5">Appendix B</text:span></text:a><text:a xlink:type="simple" xlink:href="#_Toc472506785" text:style-name="Index_20_Link" text:visited-style-name="Index_20_Link"><text:span text:style-name="T4"><text:tab/></text:span></text:a><text:a xlink:type="simple" xlink:href="#_Toc472506785" text:style-name="Index_20_Link" text:visited-style-name="Index_20_Link"><text:span text:style-name="T5">AADL Declarations</text:span></text:a><text:a xlink:type="simple" xlink:href="#_Toc472506785" text:style-name="Index_20_Link" text:visited-style-name="Index_20_Link"><text:span text:style-name="T2"><text:tab/>48</text:span></text:a></text:p>
          <text:p text:style-name="P1"/>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3623470539347" text:continue-numbering="true" text:style-name="L1">
        <text:list-item>
          <text:p text:style-name="P72">Table of Figures</text:p>
        </text:list-item>
      </text:list>
      <text:p text:style-name="P61"><text:a xlink:type="simple" xlink:href="#_Toc472506786" text:style-name="Index_20_Link" text:visited-style-name="Index_20_Link">Figure 1: Toy Compositional Proof Example</text:a><text:a xlink:type="simple" xlink:href="#_Toc472506786" text:style-name="Index_20_Link" text:visited-style-name="Index_20_Link"><text:span text:style-name="T2"><text:tab/>2</text:span></text:a></text:p>
      <text:p text:style-name="P61"><text:a xlink:type="simple" xlink:href="#_Toc472506787" text:style-name="Index_20_Link" text:visited-style-name="Index_20_Link">Figure 2: AADL Code for Integer Model</text:a><text:a xlink:type="simple" xlink:href="#_Toc472506787" text:style-name="Index_20_Link" text:visited-style-name="Index_20_Link"><text:span text:style-name="T2"><text:tab/>4</text:span></text:a></text:p>
      <text:p text:style-name="P61"><text:a xlink:type="simple" xlink:href="#_Toc472506788" text:style-name="Index_20_Link" text:visited-style-name="Index_20_Link">Figure 3: Import Menu Option</text:a><text:a xlink:type="simple" xlink:href="#_Toc472506788" text:style-name="Index_20_Link" text:visited-style-name="Index_20_Link"><text:span text:style-name="T2"><text:tab/>5</text:span></text:a></text:p>
      <text:p text:style-name="P61"><text:a xlink:type="simple" xlink:href="#_Toc472506789" text:style-name="Index_20_Link" text:visited-style-name="Index_20_Link">Figure 4: Importing Toy_Verification Project</text:a><text:a xlink:type="simple" xlink:href="#_Toc472506789" text:style-name="Index_20_Link" text:visited-style-name="Index_20_Link"><text:span text:style-name="T2"><text:tab/>6</text:span></text:a></text:p>
      <text:p text:style-name="P61"><text:a xlink:type="simple" xlink:href="#_Toc472506790" text:style-name="Index_20_Link" text:visited-style-name="Index_20_Link">Figure 5: AGREE/OSATE Environment</text:a><text:a xlink:type="simple" xlink:href="#_Toc472506790" text:style-name="Index_20_Link" text:visited-style-name="Index_20_Link"><text:span text:style-name="T2"><text:tab/>7</text:span></text:a></text:p>
      <text:p text:style-name="P61"><text:a xlink:type="simple" xlink:href="#_Toc472506791" text:style-name="Index_20_Link" text:visited-style-name="Index_20_Link">Figure 6: Verify All Layers Option from Right Click Menu</text:a><text:a xlink:type="simple" xlink:href="#_Toc472506791" text:style-name="Index_20_Link" text:visited-style-name="Index_20_Link"><text:span text:style-name="T2"><text:tab/>8</text:span></text:a></text:p>
      <text:p text:style-name="P61"><text:a xlink:type="simple" xlink:href="#_Toc472506792" text:style-name="Index_20_Link" text:visited-style-name="Index_20_Link">Figure 7: Verify All Layers Option from AGREE Menu</text:a><text:a xlink:type="simple" xlink:href="#_Toc472506792" text:style-name="Index_20_Link" text:visited-style-name="Index_20_Link"><text:span text:style-name="T2"><text:tab/>8</text:span></text:a></text:p>
      <text:p text:style-name="P61"><text:a xlink:type="simple" xlink:href="#_Toc472506793" text:style-name="Index_20_Link" text:visited-style-name="Index_20_Link">Figure 8: Example of AGREE Results</text:a><text:a xlink:type="simple" xlink:href="#_Toc472506793" text:style-name="Index_20_Link" text:visited-style-name="Index_20_Link"><text:span text:style-name="T2"><text:tab/>9</text:span></text:a></text:p>
      <text:p text:style-name="P61"><text:a xlink:type="simple" xlink:href="#_Toc472506794" text:style-name="Index_20_Link" text:visited-style-name="Index_20_Link">Figure 9: Example of Failed Property Result</text:a><text:a xlink:type="simple" xlink:href="#_Toc472506794" text:style-name="Index_20_Link" text:visited-style-name="Index_20_Link"><text:span text:style-name="T2"><text:tab/>10</text:span></text:a></text:p>
      <text:p text:style-name="P61"><text:a xlink:type="simple" xlink:href="#_Toc472506795" text:style-name="Index_20_Link" text:visited-style-name="Index_20_Link">Figure 10: Counterexample View in Console</text:a><text:a xlink:type="simple" xlink:href="#_Toc472506795" text:style-name="Index_20_Link" text:visited-style-name="Index_20_Link"><text:span text:style-name="T2"><text:tab/>11</text:span></text:a></text:p>
      <text:p text:style-name="P61"><text:a xlink:type="simple" xlink:href="#_Toc472506796" text:style-name="Index_20_Link" text:visited-style-name="Index_20_Link">Figure 11: Excel Counterexample File</text:a><text:a xlink:type="simple" xlink:href="#_Toc472506796" text:style-name="Index_20_Link" text:visited-style-name="Index_20_Link"><text:span text:style-name="T2"><text:tab/>12</text:span></text:a></text:p>
      <text:p text:style-name="P61"><text:a xlink:type="simple" xlink:href="#_Toc472506797" text:style-name="Index_20_Link" text:visited-style-name="Index_20_Link">Figure 12: A dataflow model and its associated set of equations</text:a><text:a xlink:type="simple" xlink:href="#_Toc472506797" text:style-name="Index_20_Link" text:visited-style-name="Index_20_Link"><text:span text:style-name="T2"><text:tab/>14</text:span></text:a></text:p>
      <text:p text:style-name="P61"><text:a xlink:type="simple" xlink:href="#_Toc472506798" text:style-name="Index_20_Link" text:visited-style-name="Index_20_Link">Figure 13: A Dataflow Model with Cyclic Dependencies</text:a><text:a xlink:type="simple" xlink:href="#_Toc472506798" text:style-name="Index_20_Link" text:visited-style-name="Index_20_Link"><text:span text:style-name="T2"><text:tab/>15</text:span></text:a></text:p>
      <text:p text:style-name="P61"><text:a xlink:type="simple" xlink:href="#_Toc472506799" text:style-name="Index_20_Link" text:visited-style-name="Index_20_Link">Figure 14: AGREE Subclause and Declaration Grammar</text:a><text:a xlink:type="simple" xlink:href="#_Toc472506799" text:style-name="Index_20_Link" text:visited-style-name="Index_20_Link"><text:span text:style-name="T2"><text:tab/>20</text:span></text:a></text:p>
      <text:p text:style-name="P61"><text:a xlink:type="simple" xlink:href="#_Toc472506800" text:style-name="Index_20_Link" text:visited-style-name="Index_20_Link">Figure 15: Bound Non-linear Expression with Piecewise Linear Segments</text:a><text:a xlink:type="simple" xlink:href="#_Toc472506800" text:style-name="Index_20_Link" text:visited-style-name="Index_20_Link"><text:span text:style-name="T2"><text:tab/>25</text:span></text:a></text:p>
      <text:p text:style-name="P61"><text:a xlink:type="simple" xlink:href="#_Toc472506801" text:style-name="Index_20_Link" text:visited-style-name="Index_20_Link">Figure 16: Overview of AGREE/OSATE Tool Suite</text:a><text:a xlink:type="simple" xlink:href="#_Toc472506801" text:style-name="Index_20_Link" text:visited-style-name="Index_20_Link"><text:span text:style-name="T2"><text:tab/>31</text:span></text:a></text:p>
      <text:p text:style-name="P61"><text:a xlink:type="simple" xlink:href="#_Toc472506802" text:style-name="Index_20_Link" text:visited-style-name="Index_20_Link">Figure 17: OSATE Loading Screen</text:a><text:a xlink:type="simple" xlink:href="#_Toc472506802" text:style-name="Index_20_Link" text:visited-style-name="Index_20_Link"><text:span text:style-name="T2"><text:tab/>32</text:span></text:a></text:p>
      <text:p text:style-name="P61"><text:a xlink:type="simple" xlink:href="#_Toc472506803" text:style-name="Index_20_Link" text:visited-style-name="Index_20_Link">Figure 18: Windows OS Version and Bit size information</text:a><text:a xlink:type="simple" xlink:href="#_Toc472506803" text:style-name="Index_20_Link" text:visited-style-name="Index_20_Link"><text:span text:style-name="T2"><text:tab/>33</text:span></text:a></text:p>
      <text:p text:style-name="P61"><text:a xlink:type="simple" xlink:href="#_Toc472506804" text:style-name="Index_20_Link" text:visited-style-name="Index_20_Link">Figure 19: System Properties Dialog Box</text:a><text:a xlink:type="simple" xlink:href="#_Toc472506804" text:style-name="Index_20_Link" text:visited-style-name="Index_20_Link"><text:span text:style-name="T2"><text:tab/>34</text:span></text:a></text:p>
      <text:p text:style-name="P61"><text:a xlink:type="simple" xlink:href="#_Toc472506805" text:style-name="Index_20_Link" text:visited-style-name="Index_20_Link">Figure 20: Environment Variables Dialog Box</text:a><text:a xlink:type="simple" xlink:href="#_Toc472506805" text:style-name="Index_20_Link" text:visited-style-name="Index_20_Link"><text:span text:style-name="T2"><text:tab/>35</text:span></text:a></text:p>
      <text:p text:style-name="P61"><text:a xlink:type="simple" xlink:href="#_Toc472506806" text:style-name="Index_20_Link" text:visited-style-name="Index_20_Link">Figure 21: System Variable Text Edit Box</text:a><text:a xlink:type="simple" xlink:href="#_Toc472506806" text:style-name="Index_20_Link" text:visited-style-name="Index_20_Link"><text:span text:style-name="T2"><text:tab/>35</text:span></text:a></text:p>
      <text:p text:style-name="P61"><text:a xlink:type="simple" xlink:href="#_Toc472506807" text:style-name="Index_20_Link" text:visited-style-name="Index_20_Link">Figure 22: OSATE/plugins Directory with .jar Files Replaced</text:a><text:a xlink:type="simple" xlink:href="#_Toc472506807" text:style-name="Index_20_Link" text:visited-style-name="Index_20_Link"><text:span text:style-name="T2"><text:tab/>37</text:span></text:a></text:p>
      <text:p text:style-name="P61"><text:a xlink:type="simple" xlink:href="#_Toc472506808" text:style-name="Index_20_Link" text:visited-style-name="Index_20_Link">Figure 23: AGREE Install Test</text:a><text:a xlink:type="simple" xlink:href="#_Toc472506808" text:style-name="Index_20_Link" text:visited-style-name="Index_20_Link"><text:span text:style-name="T2"><text:tab/>38</text:span></text:a></text:p>
      <text:p text:style-name="P61"><text:a xlink:type="simple" xlink:href="#_Toc472506809" text:style-name="Index_20_Link" text:visited-style-name="Index_20_Link">Figure 24: SMT Solver Selection</text:a><text:a xlink:type="simple" xlink:href="#_Toc472506809" text:style-name="Index_20_Link" text:visited-style-name="Index_20_Link"><text:span text:style-name="T2"><text:tab/>38</text:span></text:a></text:p>
      <text:p text:style-name="P61"><text:a xlink:type="simple" xlink:href="#_Toc472506810" text:style-name="Index_20_Link" text:visited-style-name="Index_20_Link">Figure 25: Import Project from the File Menu</text:a><text:a xlink:type="simple" xlink:href="#_Toc472506810" text:style-name="Index_20_Link" text:visited-style-name="Index_20_Link"><text:span text:style-name="T2"><text:tab/>39</text:span></text:a></text:p>
      <text:p text:style-name="P61"><text:a xlink:type="simple" xlink:href="#_Toc472506811" text:style-name="Index_20_Link" text:visited-style-name="Index_20_Link">Figure 26: Import Dialog Box</text:a><text:a xlink:type="simple" xlink:href="#_Toc472506811" text:style-name="Index_20_Link" text:visited-style-name="Index_20_Link"><text:span text:style-name="T2"><text:tab/>40</text:span></text:a></text:p>
      <text:p text:style-name="P61"><text:a xlink:type="simple" xlink:href="#_Toc472506812" text:style-name="Index_20_Link" text:visited-style-name="Index_20_Link">Figure 27: Import Archived Projects</text:a><text:a xlink:type="simple" xlink:href="#_Toc472506812" text:style-name="Index_20_Link" text:visited-style-name="Index_20_Link"><text:span text:style-name="T2"><text:tab/>40</text:span></text:a></text:p>
      <text:p text:style-name="P61"><text:a xlink:type="simple" xlink:href="#_Toc472506813" text:style-name="Index_20_Link" text:visited-style-name="Index_20_Link">Figure 28: Import Projects from a Directory</text:a><text:a xlink:type="simple" xlink:href="#_Toc472506813" text:style-name="Index_20_Link" text:visited-style-name="Index_20_Link"><text:span text:style-name="T2"><text:tab/>41</text:span></text:a></text:p>
      <text:p text:style-name="P61"><text:a xlink:type="simple" xlink:href="#_Toc472506814" text:style-name="Index_20_Link" text:visited-style-name="Index_20_Link">Figure 29: Create a New AADL Project</text:a><text:a xlink:type="simple" xlink:href="#_Toc472506814" text:style-name="Index_20_Link" text:visited-style-name="Index_20_Link"><text:span text:style-name="T2"><text:tab/>42</text:span></text:a></text:p>
      <text:p text:style-name="P61"><text:a xlink:type="simple" xlink:href="#_Toc472506815" text:style-name="Index_20_Link" text:visited-style-name="Index_20_Link">Figure 30: A Hierarchical Model</text:a><text:a xlink:type="simple" xlink:href="#_Toc472506815" text:style-name="Index_20_Link" text:visited-style-name="Index_20_Link"><text:span text:style-name="T2"><text:tab/>43</text:span></text:a></text:p>
      <text:p text:style-name="P61"><text:a xlink:type="simple" xlink:href="#_Toc472506816" text:style-name="Index_20_Link" text:visited-style-name="Index_20_Link">Figure 31: Overview of AADL Components</text:a><text:a xlink:type="simple" xlink:href="#_Toc472506816" text:style-name="Index_20_Link" text:visited-style-name="Index_20_Link"><text:span text:style-name="T2"><text:tab/>48</text:span></text:a></text:p>
      <text:p text:style-name="P61"><text:a xlink:type="simple" xlink:href="#_Toc472506817" text:style-name="Index_20_Link" text:visited-style-name="Index_20_Link">Figure 32: Component Types and Implementations in AADL</text:a><text:a xlink:type="simple" xlink:href="#_Toc472506817" text:style-name="Index_20_Link" text:visited-style-name="Index_20_Link"><text:span text:style-name="T2"><text:tab/>49</text:span></text:a></text:p>
      <text:p text:style-name="P60"><text:a xlink:type="simple" xlink:href="#_Toc472506818" text:style-name="Index_20_Link" text:visited-style-name="Index_20_Link">Figure 33: Integer_Toy Model Fragment</text:a><text:a xlink:type="simple" xlink:href="#_Toc472506818" text:style-name="Index_20_Link" text:visited-style-name="Index_20_Link"><text:span text:style-name="T2"><text:tab/>50</text:span></text:a></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list xml:id="list3500867629272746647" text:style-name="WWNum12">
        <text:list-item>
          <text:h text:style-name="P71" text:outline-level="1"><text:span text:style-name="T2">Introduction</text:span></text:h>
        </text:list-item>
      </text:list>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list xml:id="list123624448309917" text:continue-numbering="true" text:style-name="WWNum12">
        <text:list-item>
          <text:h text:style-name="P70" text:outline-level="1"><text:span text:style-name="T2">Brief Overview of AADL, </text:span><text:span text:style-name="T3">AGREE, and Safety Annex</text:span></text:h>
        </text:list-item>
      </text:list>
      <text:p text:style-name="P24"><text:span text:style-name="T3"/></text:p>
      <text:p text:style-name="P24"><text:span text:style-name="T3"/></text:p>
      <text:list xml:id="list3055799628817298588" text:style-name="WWNum33">
        <text:list-item>
          <text:list>
            <text:list-item>
              <text:h text:style-name="P64" text:outline-level="2"><text:span text:style-name="T3">Using the Safety AADL Plug-in</text:span></text:h>
            </text:list-item>
          </text:list>
        </text:list-item>
      </text:list>
      <text:p text:style-name="P24"><text:span text:style-name="T3"/></text:p>
      <text:list xml:id="list123624146184661" text:continue-list="list123624448309917" text:style-name="WWNum12">
        <text:list-item>
          <text:h text:style-name="P70" text:outline-level="1"><text:span text:style-name="T3">Safety Annex Language</text:span></text:h>
        </text:list-item>
      </text:list>
      <text:p text:style-name="P28"><text:span text:style-name="T8">In this chapter we present the syntax and semantics of the input language of the Safety Annex. We refer readers to the AGREE Users Guide for a thorough description of lexical elements, types, and other syntactical details. </text:span></text:p>
      <text:h text:style-name="Heading_20_2" text:outline-level="2">3.1 Syntax Overvie<text:span text:style-name="T7">w</text:span></text:h>
      <text:p text:style-name="P8">Before describing the details of the language, we provide some general notes about the syntax. In the syntax notations used below, syntactic categories are indicated by <text:span text:style-name="T40">Co</text:span><text:span text:style-name="T41">urier</text:span><text:span text:style-name="T13"> font. Grammar productions enclosed in parentheses (‘()’) indicate a set of choices in which a vertical bar (‘|’) is used to separate </text:span><text:span text:style-name="T15">alternatives in the syntax rules. Any characters in single quotes describe concrete syntax (e.g. ‘←’, ‘;’, ‘:’). Examples of grammar fragments are also written in the</text:span><text:span text:style-name="T13"> </text:span><text:span text:style-name="T40">Co</text:span><text:span text:style-name="T41">urier </text:span><text:span text:style-name="T9">font. Sometimes one of the following characters is used at the beginning of a rule as a shorthand for choosing among several alternatives:</text:span></text:p>
      <text:p text:style-name="P9"><text:span text:style-name="T8">1) The * character indicates repetition: zero or more occurrences and the + character indicates required repetition: one or more occurrences.</text:span></text:p>
      <text:p text:style-name="P9"><text:span text:style-name="T8">2) A ? character indicates that the preceding token is optional.</text:span></text:p>
      <text:p text:style-name="P9"><text:span text:style-name="T8"/></text:p>
      <text:p text:style-name="P9"><text:span text:style-name="T8">The Safety Annex is build on top of the AADL 2.0 architecture description language as well as the AGREE language. The Safety Annex formulas are found in an AADL annex which extends the grammar of both AADL and AGREE. Generally, the annex follows the conventions of AADL in terms of lexical elements and types with some small deviations (which are noted in the AGREE Users Guide). The Safety Annex operates over a relatively small fragment of both AADL syntax and AGREE syntax. We will not build up the language starting from the smallest fragments, but instead refer the user to the AGREE Users Manual. A cursory overview of AADL declarations and AGREE contracts is provided in Appendix XXX. </text:span></text:p>
      <text:p text:style-name="P9"><text:span text:style-name="T8"/></text:p>
      <text:p text:style-name="P9"><text:span text:style-name="T8">AADL describes the interface of a component in a </text:span><text:span text:style-name="T18">component type</text:span><text:span text:style-name="T20">. A </text:span><text:span text:style-name="T18">component type</text:span><text:span text:style-name="T20"> contains a list of </text:span><text:span text:style-name="T18">features</text:span><text:span text:style-name="T20"> which are inputs and outputs of a component and possibly a list of AADL properties. A </text:span><text:span text:style-name="T18">component implementation</text:span><text:span text:style-name="T20"> is used to describe a specific instance of a </text:span><text:span text:style-name="T18">component type</text:span><text:span text:style-name="T20">. A </text:span><text:span text:style-name="T18">component implementation</text:span><text:span text:style-name="T20"> contains a list of subcomponents and a list of connections that occur between its subcomponents and features. </text:span></text:p>
      <text:p text:style-name="P9"><text:span text:style-name="T20"/></text:p>
      <text:p text:style-name="P7"><text:span text:style-name="T20">The syntax for a component’s contract exists in an AGREE annex placed inside of the </text:span><text:span text:style-name="T18">component type</text:span><text:span text:style-name="T20">. AGREE syntax can also be placed inside of annexes in a </text:span><text:span text:style-name="T18">component implementation</text:span><text:span text:style-name="T20"> or an AADL package. Syntax placed in an annex in an AADL package can be used to create libraries that can be referenced by other components. </text:span></text:p>
      <text:p text:style-name="P7"><text:span text:style-name="T20"/></text:p>
      <text:p text:style-name="P7"><text:span text:style-name="T20">The syntax for a component’s faults exists in a Safety annex placed inside of the </text:span><text:span text:style-name="T18">component type</text:span><text:span text:style-name="T20"> as well. Safety syntax can also be placed inside of annexes in a </text:span><text:span text:style-name="T18">component implementation</text:span><text:span text:style-name="T20">. This annex links directly to the AGREE annex also associated with the component in question. </text:span><text:span text:style-name="T18"><text:s/></text:span></text:p>
      <text:h text:style-name="P65" text:outline-level="2">3.2 Lexical Elements and Types</text:h>
      <text:p text:style-name="P7">For a more thorough description of lexical elements and types, we refer to the AGREE User Guide. Here is a brief description of commonly used lexical elements. </text:p>
      <text:p text:style-name="P5"><text:soft-page-break/></text:p>
      <text:p text:style-name="P7">Comments always start with two adjacent hyphens and span to the end of the line. Here is an example: </text:p>
      <text:p text:style-name="P5"/>
      <text:p text:style-name="P26"><text:span text:style-name="T30"><text:s/></text:span><text:span text:style-name="T33"><text:s text:c="3"/>-- Here is a comment.</text:span></text:p>
      <text:p text:style-name="P29"><text:span text:style-name="T24"><text:s text:c="4"/></text:span></text:p>
      <text:p text:style-name="P29"><text:span text:style-name="T24"><text:s text:c="4"/></text:span><text:span text:style-name="T32">-- a long comment may be split onto</text:span></text:p>
      <text:p text:style-name="P14"><text:span text:style-name="T24"><text:s text:c="4"/></text:span><text:span text:style-name="T32">-- two or more consecutive lines</text:span></text:p>
      <text:p text:style-name="P5"><text:span text:style-name="T30"/></text:p>
      <text:p text:style-name="P6"><text:span text:style-name="T35">An</text:span><text:span text:style-name="T13"> <text:s/></text:span><text:span text:style-name="T41">identifier</text:span><text:span text:style-name="T11"> </text:span><text:span text:style-name="T36">is defined as a letter followed by zero or more letters, digits, or single underscores: </text:span></text:p>
      <text:p text:style-name="P6"><text:span text:style-name="T36"/></text:p>
      <text:p text:style-name="P35"><text:span text:style-name="T49">ID ::= identifier_letter ( ('_')? letter_or_digit)*<text:tab/></text:span></text:p>
      <text:p text:style-name="P36"><text:span text:style-name="T49">letter_or_digit ::= identifier_letter | digit</text:span></text:p>
      <text:p text:style-name="P36"><text:span text:style-name="T49">identifier_letter ::= ('A'..'Z' | 'a'..'z')</text:span></text:p>
      <text:p text:style-name="P34"><text:span text:style-name="T16">digit ::= (0..9)</text:span></text:p>
      <text:p text:style-name="P33"><text:span text:style-name="T11"/></text:p>
      <text:p text:style-name="P39"><text:span text:style-name="T39">Some example identifiers are</text:span><text:span text:style-name="T12">:</text:span><text:span text:style-name="T10"> </text:span><text:span text:style-name="T40">count, X, Get_Name, Page_Count. </text:span><text:span text:style-name="T37">Note: Identifiers are case insensitive. </text:span><text:span text:style-name="T38">Thus </text:span><text:span text:style-name="T44">Hello, HeLlo, </text:span><text:span text:style-name="T38">and </text:span><text:span text:style-name="T44">HELLO </text:span><text:span text:style-name="T38">all refer to the same entity in AADL.</text:span></text:p>
      <text:p text:style-name="P39"><text:span text:style-name="T38"/></text:p>
      <text:p text:style-name="P39"><text:span text:style-name="T38">Boolean and numeric literal values are defined as follows:</text:span></text:p>
      <text:p text:style-name="P39"><text:span text:style-name="T38"/></text:p>
      <text:p text:style-name="P39"><text:span text:style-name="T38"><text:s/></text:span><text:span text:style-name="T44">Literal :: = Boolean_literal | Integer_literal | Real_literal</text:span></text:p>
      <text:p text:style-name="P47"><text:span text:style-name="T13">Integer_literal ::= decimal_integer_literal </text:span></text:p>
      <text:p text:style-name="P47"><text:span text:style-name="T13">Real_literal ::= decimal_real_literal</text:span></text:p>
      <text:p text:style-name="P47"><text:span text:style-name="T13">decimal_integer_literal ::= ('–')? numeral</text:span></text:p>
      <text:p text:style-name="P47"><text:span text:style-name="T13">decimal_real_literal ::= ('–')? numeral '.' numeral</text:span></text:p>
      <text:p text:style-name="P47"><text:span text:style-name="T13">numeral ::= digit*</text:span></text:p>
      <text:p text:style-name="P47"><text:span text:style-name="T13"/></text:p>
      <text:p text:style-name="P17"><text:span text:style-name="T13">Boolean_literal are: </text:span><text:span text:style-name="T41">true, false.</text:span></text:p>
      <text:p text:style-name="P17"><text:span text:style-name="T13">Examples of Integer_literals are: </text:span><text:span text:style-name="T46">1, 31, -1053</text:span></text:p>
      <text:p text:style-name="P17"><text:span text:style-name="T13">Examples of Real_literals are: </text:span><text:span text:style-name="T46">3.1415, 0.005, 7.01</text:span></text:p>
      <text:p text:style-name="P17"><text:span text:style-name="T46"/></text:p>
      <text:p text:style-name="P17"><text:span text:style-name="T13">String elements are defined with the following syntax:</text:span></text:p>
      <text:p text:style-name="P17"><text:span text:style-name="T13"/></text:p>
      <text:p text:style-name="P36"><text:span text:style-name="T13">STRING ::= "(string_element)*"</text:span></text:p>
      <text:p text:style-name="P40"><text:span text:style-name="T50"><text:tab/>string_element ::= "" | non_quotation_mark_graphic_character</text:span></text:p>
      <text:p text:style-name="P40"><text:span text:style-name="T50"/></text:p>
      <text:p text:style-name="P42"><text:span text:style-name="T50">Primitive data types (bool, int, real) have been built into the AGREE language and are hence part of the Safety annex language. For more information on types, see the AGREE Users Guide. </text:span></text:p>
      <text:p text:style-name="P42"><text:span text:style-name="T50"/></text:p>
      <text:p text:style-name="P43"><text:span text:style-name="T50">Safety annex requires reasoning about AADL Data Implementations. Consider the following example from a model of a medical device: </text:span></text:p>
      <text:p text:style-name="P43"><text:span text:style-name="T50"/></text:p>
      <text:p text:style-name="P30"><text:soft-page-break/><text:span text:style-name="T54">data</text:span><text:span text:style-name="T24"> Alarm_Outputs</text:span></text:p>
      <text:p text:style-name="P30"><text:span text:style-name="T24"><text:s text:c="2"/></text:span><text:span text:style-name="T54">end</text:span><text:span text:style-name="T24"> Alarm_Outputs;</text:span></text:p>
      <text:p text:style-name="P30"><text:span text:style-name="T24"><text:s text:c="2"/></text:span></text:p>
      <text:p text:style-name="P30"><text:span text:style-name="T24"><text:s text:c="2"/></text:span><text:span text:style-name="T54">data</text:span><text:span text:style-name="T24"> </text:span><text:span text:style-name="T54">implementation</text:span><text:span text:style-name="T24"> Alarm_Outputs.Impl</text:span></text:p>
      <text:p text:style-name="P30"><text:span text:style-name="T24"><text:s text:c="2"/><text:tab/></text:span><text:span text:style-name="T54">subcomponents</text:span></text:p>
      <text:p text:style-name="P30"><text:span text:style-name="T24"><text:s text:c="2"/><text:tab/><text:tab/>Is_Audio_Disabled : </text:span><text:span text:style-name="T54">data</text:span><text:span text:style-name="T24"> Base_Types::Boolean; </text:span></text:p>
      <text:p text:style-name="P30"><text:span text:style-name="T24"><text:s text:c="2"/><text:tab/><text:tab/>Notification_Message : </text:span><text:span text:style-name="T54">data</text:span><text:span text:style-name="T24"> Base_Types::Integer ; </text:span></text:p>
      <text:p text:style-name="P30"><text:span text:style-name="T24"><text:s text:c="2"/><text:tab/><text:tab/>Log_Message_ID : </text:span><text:span text:style-name="T54">data</text:span><text:span text:style-name="T24"> Base_Types::Integer ; <text:s text:c="2"/><text:tab/><text:tab/> <text:s text:c="2"/></text:span></text:p>
      <text:p text:style-name="P41"><text:span text:style-name="T50"><text:s text:c="2"/></text:span><text:span text:style-name="T54">end</text:span><text:span text:style-name="T50"> Alarm_Outputs.Impl;</text:span></text:p>
      <text:p text:style-name="P41"><text:span text:style-name="T50"/></text:p>
      <text:p text:style-name="P43"><text:span text:style-name="T50">One can reference the fields of a variable type </text:span><text:span text:style-name="T44">Alarm_Outputs.Impl </text:span><text:span text:style-name="T50">by placing a dot after the variable: </text:span></text:p>
      <text:p text:style-name="P43"><text:span text:style-name="T50"/></text:p>
      <text:p text:style-name="P41"><text:span text:style-name="T50">Alarm.Is_Audio_Disabled, Alarm.Notification_Message, or Alarm.Log_Message_ID. </text:span></text:p>
      <text:p text:style-name="P41"><text:span text:style-name="T50"/></text:p>
      <text:h text:style-name="P66" text:outline-level="2">3.3 Subclauses</text:h>
      <text:p text:style-name="P10">Safety annex subclauses can be embedded in <text:span text:style-name="T17">system, process, </text:span><text:span text:style-name="T19">and </text:span><text:span text:style-name="T17">thread</text:span><text:span text:style-name="T19"> components. Safety subclauses are of the form: </text:span></text:p>
      <text:p text:style-name="P18"><text:span text:style-name="T19"/></text:p>
      <text:p text:style-name="P38"><text:span text:style-name="T53">annex</text:span><text:span text:style-name="T21"> </text:span><text:span text:style-name="T22">safety</text:span><text:span text:style-name="T21"> {** </text:span></text:p>
      <text:p text:style-name="P38"><text:span text:style-name="T21"><text:s text:c="2"/></text:span><text:span text:style-name="T30">-- </text:span><text:span text:style-name="T31">safety</text:span><text:span text:style-name="T30"> </text:span><text:span text:style-name="T31">spec statements</text:span><text:span text:style-name="T30"> here...</text:span></text:p>
      <text:p text:style-name="P37"><text:span text:style-name="T23">**}; <text:s/></text:span></text:p>
      <text:p text:style-name="P54"><text:span text:style-name="T23"/></text:p>
      <text:p text:style-name="P55"><text:span text:style-name="T27">From within the subclause, it is possible to refer to the features and properties of the enclosing component as well as the inputs and outputs of subcomponents (if the subclause is a component implementation). A simplified description of the top-level grammar for Safety annex is shown in Figure XX. </text:span></text:p>
      <text:p text:style-name="P15"><text:span text:style-name="T19"/></text:p>
      <text:p text:style-name="P15"><text:span text:style-name="T56">SpecStatement: </text:span><text:span text:style-name="T60">'fault'</text:span><text:span text:style-name="T57"> (STRING)? </text:span><text:span text:style-name="T60">':'</text:span><text:span text:style-name="T57"> <text:s/>faultDefName=NestedDotID <text:s/></text:span></text:p>
      <text:p text:style-name="P48"><text:span text:style-name="T57"><text:tab/><text:tab/><text:tab/></text:span><text:span text:style-name="T60">'{'</text:span><text:span text:style-name="T57"> (FaultSubcomponent)* </text:span><text:span text:style-name="T60">'}'</text:span><text:span text:style-name="T57"> </text:span></text:p>
      <text:p text:style-name="P48"><text:span text:style-name="T57">;<text:tab/></text:span></text:p>
      <text:p text:style-name="P50"/>
      <text:p text:style-name="P48"><text:span text:style-name="T57">FaultSubcomponent: </text:span></text:p>
      <text:p text:style-name="P48"><text:span text:style-name="T57"><text:tab/> </text:span><text:span text:style-name="T60">'inputs'</text:span><text:span text:style-name="T57"> </text:span><text:span text:style-name="T60">':'</text:span><text:span text:style-name="T57"> NamedID </text:span><text:span text:style-name="T60">'&lt;-'</text:span><text:span text:style-name="T57"> Expr</text:span></text:p>
      <text:p text:style-name="P48"><text:span text:style-name="T57"><text:tab/> <text:s text:c="9"/>(</text:span><text:span text:style-name="T60">','</text:span><text:span text:style-name="T57">NamedID </text:span><text:span text:style-name="T60">'&lt;-'</text:span><text:span text:style-name="T57"> Expr)*</text:span><text:span text:style-name="T60">';'</text:span><text:span text:style-name="T57"> </text:span></text:p>
      <text:p text:style-name="P48"><text:span text:style-name="T57"><text:tab/></text:span></text:p>
      <text:p text:style-name="P48"><text:span text:style-name="T57"><text:s text:c="5"/>| </text:span><text:span text:style-name="T60">'outputs'</text:span><text:span text:style-name="T57"> </text:span><text:span text:style-name="T60">':'</text:span><text:span text:style-name="T57"> NestedDotID </text:span><text:span text:style-name="T60">'&lt;-'</text:span><text:span text:style-name="T57"> NamedID </text:span></text:p>
      <text:p text:style-name="P48"><text:span text:style-name="T57"><text:tab/><text:tab/> <text:s text:c="4"/>(</text:span><text:span text:style-name="T60">','</text:span><text:span text:style-name="T57">NestedDotID </text:span><text:span text:style-name="T60">'&lt;-'</text:span><text:span text:style-name="T57"> NamedID)*</text:span><text:span text:style-name="T60">';'</text:span></text:p>
      <text:p text:style-name="P48"><text:span text:style-name="T57"><text:tab/></text:span></text:p>
      <text:p text:style-name="P48"><text:span text:style-name="T57"><text:s text:c="5"/>| </text:span><text:span text:style-name="T60">'duration'</text:span><text:span text:style-name="T57"> </text:span><text:span text:style-name="T60">':'</text:span><text:span text:style-name="T57"> TemporalConstraint Interval </text:span><text:span text:style-name="T60">';'</text:span><text:span text:style-name="T57"> <text:s/></text:span></text:p>
      <text:p text:style-name="P48"><text:span text:style-name="T57"><text:s text:c="5"/>| </text:span><text:span text:style-name="T60">'trigger'</text:span><text:span text:style-name="T57"> </text:span><text:span text:style-name="T60">':'</text:span><text:span text:style-name="T57"> TriggerCondition <text:s/>(</text:span><text:span text:style-name="T60">'['</text:span><text:span text:style-name="T57">probability=REAL_LIT </text:span><text:span text:style-name="T60">']'</text:span><text:span text:style-name="T57">)? </text:span><text:span text:style-name="T60">';'</text:span></text:p>
      <text:p text:style-name="P48"><text:span text:style-name="T57"><text:s text:c="5"/>| SafetyEqStatement </text:span></text:p>
      <text:p text:style-name="P48"><text:span text:style-name="T57">;</text:span></text:p>
      <text:p text:style-name="P50"/>
      <text:p text:style-name="P48"><text:soft-page-break/><text:span text:style-name="T57">TemporalConstraint:</text:span></text:p>
      <text:p text:style-name="P48"><text:span text:style-name="T57"><text:tab/> </text:span><text:span text:style-name="T60">'permanent'</text:span><text:span text:style-name="T57"> </text:span></text:p>
      <text:p text:style-name="P48"><text:span text:style-name="T57"><text:s text:c="5"/>| </text:span><text:span text:style-name="T60">'transient'</text:span></text:p>
      <text:p text:style-name="P48"><text:span text:style-name="T57">;</text:span></text:p>
      <text:p text:style-name="P50"/>
      <text:p text:style-name="P48"><text:span text:style-name="T57">TriggerCondition:</text:span></text:p>
      <text:p text:style-name="P48"><text:span text:style-name="T57"><text:s text:c="4"/></text:span><text:span text:style-name="T60">'must'</text:span><text:span text:style-name="T57"> </text:span><text:span text:style-name="T60">'{'</text:span><text:span text:style-name="T57"> Expr (</text:span><text:span text:style-name="T60">","</text:span><text:span text:style-name="T57"> Expr)* </text:span><text:span text:style-name="T60">'}'</text:span><text:span text:style-name="T57"> <text:s/></text:span></text:p>
      <text:p text:style-name="P48"><text:span text:style-name="T57"><text:s text:c="2"/>| </text:span><text:span text:style-name="T60">'enabler'</text:span><text:span text:style-name="T57"> </text:span><text:span text:style-name="T60">'{'</text:span><text:span text:style-name="T57"> Expr (</text:span><text:span text:style-name="T60">","</text:span><text:span text:style-name="T57"> Expr)* <text:s/></text:span><text:span text:style-name="T60">'}'</text:span><text:span text:style-name="T57"> <text:s/></text:span></text:p>
      <text:p text:style-name="P48"><text:span text:style-name="T57">;</text:span></text:p>
      <text:p text:style-name="P48"><text:span text:style-name="T57"><text:tab/></text:span></text:p>
      <text:p text:style-name="P48"><text:span text:style-name="T57">SafetyEqStatement:</text:span></text:p>
      <text:p text:style-name="P48"><text:span text:style-name="T57"><text:tab/></text:span><text:span text:style-name="T60">'</text:span><text:span text:style-name="T61">eq</text:span><text:span text:style-name="T60">'</text:span><text:span text:style-name="T57"> (Arg (</text:span><text:span text:style-name="T60">','</text:span><text:span text:style-name="T57"> Arg)*) (</text:span><text:span text:style-name="T60">'='</text:span><text:span text:style-name="T57"> Expr)? </text:span><text:span text:style-name="T60">';'</text:span></text:p>
      <text:p text:style-name="P48"><text:span text:style-name="T57"><text:s text:c="4"/>| </text:span><text:span text:style-name="T60">'interval'</text:span><text:span text:style-name="T57"> </text:span><text:span text:style-name="T58">name</text:span><text:span text:style-name="T57">=ID </text:span><text:span text:style-name="T60">'='</text:span><text:span text:style-name="T57"> Interval </text:span><text:span text:style-name="T60">';'</text:span></text:p>
      <text:p text:style-name="P48"><text:span text:style-name="T57"><text:s text:c="4"/>| </text:span><text:span text:style-name="T60">'set'</text:span><text:span text:style-name="T57"> </text:span><text:span text:style-name="T58">name=</text:span><text:span text:style-name="T57">ID </text:span><text:span text:style-name="T60">'='</text:span><text:span text:style-name="T57"> </text:span><text:span text:style-name="T60">'{'</text:span><text:span text:style-name="T57">INTEGER_LIT (</text:span><text:span text:style-name="T60">','</text:span><text:span text:style-name="T57"> INTEGER_LIT)* </text:span><text:span text:style-name="T60">'}'</text:span><text:span text:style-name="T57"> </text:span><text:span text:style-name="T60">';'</text:span></text:p>
      <text:p text:style-name="P48"><text:span text:style-name="T57">;</text:span></text:p>
      <text:p text:style-name="P50"/>
      <text:p text:style-name="P48"><text:span text:style-name="T57">Interval:</text:span></text:p>
      <text:p text:style-name="P48"><text:span text:style-name="T57"><text:tab/>=&gt;({</text:span><text:span text:style-name="T59">ClosedInterval</text:span><text:span text:style-name="T57">} </text:span><text:span text:style-name="T60">'['</text:span><text:span text:style-name="T57"> Expr </text:span><text:span text:style-name="T60">','</text:span><text:span text:style-name="T57"> Expr </text:span><text:span text:style-name="T60">']'</text:span><text:span text:style-name="T57">)</text:span></text:p>
      <text:p text:style-name="P48"><text:span text:style-name="T57">| <text:s text:c="2"/>=&gt;({</text:span><text:span text:style-name="T59">OpenLeftInterval</text:span><text:span text:style-name="T57">} </text:span><text:span text:style-name="T60">'('</text:span><text:span text:style-name="T57"> Expr </text:span><text:span text:style-name="T60">','</text:span><text:span text:style-name="T57"> Expr</text:span><text:span text:style-name="T60">']'</text:span><text:span text:style-name="T57">)</text:span></text:p>
      <text:p text:style-name="P48"><text:span text:style-name="T57">| <text:s text:c="2"/>=&gt;({</text:span><text:span text:style-name="T59">OpenRightInterval</text:span><text:span text:style-name="T57">} </text:span><text:span text:style-name="T60">'['</text:span><text:span text:style-name="T57"> Expr </text:span><text:span text:style-name="T60">','</text:span><text:span text:style-name="T57"> Expr </text:span><text:span text:style-name="T60">')'</text:span><text:span text:style-name="T57">)</text:span></text:p>
      <text:p text:style-name="P48"><text:span text:style-name="T57">| <text:s text:c="2"/>=&gt;({</text:span><text:span text:style-name="T59">OpenInterval</text:span><text:span text:style-name="T57">} </text:span><text:span text:style-name="T60">'('</text:span><text:span text:style-name="T57"> Expr </text:span><text:span text:style-name="T60">','</text:span><text:span text:style-name="T57"> Expr </text:span><text:span text:style-name="T60">')'</text:span><text:span text:style-name="T57">) <text:tab/></text:span></text:p>
      <text:p text:style-name="P15"><text:span text:style-name="T57">;</text:span></text:p>
      <text:h text:style-name="P67" text:outline-level="2"/>
      <text:p text:style-name="P11">A Safety subclause consists of a spec statement which consists of a sequence of statements. These different kinds of statements and their uses are described in section 3.4. </text:p>
      <text:p text:style-name="P11"/>
      <text:p text:style-name="P19"><text:span text:style-name="T34">Safety subclauses can occur either within an AADL component or component implementation. </text:span></text:p>
      <text:h text:style-name="P65" text:outline-level="2">3.<text:span text:style-name="T52">4</text:span> <text:span text:style-name="T7">Spec Statement</text:span></text:h>
      <text:p text:style-name="P12">The Safety annex subclause can contain one or more spec statements. <text:span text:style-name="T62">The following shows</text:span> the syntax of a spec statement: </text:p>
      <text:p text:style-name="P20"/>
      <text:p text:style-name="P16"><text:span text:style-name="T56">SpecStatement: </text:span><text:span text:style-name="T60">'fault'</text:span><text:span text:style-name="T57"> (STRING)? </text:span><text:span text:style-name="T60">':'</text:span><text:span text:style-name="T57"> <text:s/>faultDefName=NestedDotID <text:s/></text:span></text:p>
      <text:p text:style-name="P51"><text:span text:style-name="T57"><text:tab/><text:tab/><text:tab/></text:span><text:span text:style-name="T60">'{'</text:span><text:span text:style-name="T57"> (FaultSubcomponent)* </text:span><text:span text:style-name="T60">'}'</text:span><text:span text:style-name="T57"> ;</text:span></text:p>
      <text:p text:style-name="P51"><text:span text:style-name="T57"/></text:p>
      <text:p text:style-name="P53"><text:span text:style-name="T57"/></text:p>
      <text:p text:style-name="P44">Each spec statement corresponds with one fault definition that will wrap a single component. In the case of multiple fault types on a component with multiple outputs, the subclause will contain more than one spec statement; one for each of the fault definitions. </text:p>
      <text:p text:style-name="P44"/>
      <text:p text:style-name="P44">The <text:span text:style-name="T47">STRING </text:span>is a description of the fault and will be shown to the user during verification. The fault definition name (a NestedDotID) corresponds with a fault contained in a library of faults. <text:s/>Each of the faults is an AGREE node definition that is placed within an AADL package and included in the component implementation file. These faults can then be referenced by the Safety annex. In the case when the user wishes to design custom faults, refer to the AGREE User Guide description of nodes <text:span text:style-name="T63">(3.6.6 Node Definitions). </text:span></text:p>
      <text:p text:style-name="P44"><text:span text:style-name="T63"/></text:p>
      <text:p text:style-name="P46"><text:span text:style-name="T63">A</text:span>n example of a <text:span text:style-name="T65">fault </text:span>node is provided: </text:p>
      <text:p text:style-name="P31"><text:soft-page-break/><text:span text:style-name="T54">nod</text:span><text:span text:style-name="T55">e </text:span><text:span text:style-name="T28">fail_to</text:span><text:span text:style-name="T54">(</text:span><text:span text:style-name="T28">alt_val</text:span><text:span text:style-name="T54">: </text:span><text:span text:style-name="T55">real</text:span><text:span text:style-name="T54">,</text:span><text:span text:style-name="T24"> </text:span><text:span text:style-name="T25">alt_val</text:span><text:span text:style-name="T54">:</text:span><text:span text:style-name="T24"> </text:span><text:span text:style-name="T55">real</text:span><text:span text:style-name="T54">,</text:span><text:span text:style-name="T24"> </text:span><text:span text:style-name="T25">trigger</text:span><text:span text:style-name="T54">:</text:span><text:span text:style-name="T24"> </text:span><text:span text:style-name="T54">bool)</text:span></text:p>
      <text:p text:style-name="P31"><text:span text:style-name="T24"><text:tab/><text:tab/><text:tab/></text:span><text:span text:style-name="T54">returns(</text:span><text:span text:style-name="T28">val_out</text:span><text:span text:style-name="T54">:</text:span><text:span text:style-name="T24"> </text:span><text:span text:style-name="T55">real</text:span><text:span text:style-name="T54">);</text:span></text:p>
      <text:p text:style-name="P31"><text:span text:style-name="T54">let</text:span></text:p>
      <text:p text:style-name="P31"><text:span text:style-name="T24"><text:tab/></text:span><text:span text:style-name="T26">val_out</text:span><text:span text:style-name="T24"> </text:span><text:span text:style-name="T54">=</text:span><text:span text:style-name="T24"> </text:span><text:span text:style-name="T54">if</text:span><text:span text:style-name="T24"> </text:span><text:span text:style-name="T26">trigger</text:span><text:span text:style-name="T24"> </text:span><text:span text:style-name="T54">then</text:span><text:span text:style-name="T24"> </text:span><text:span text:style-name="T26">alt_val </text:span><text:span text:style-name="T54">else</text:span><text:span text:style-name="T24"> </text:span><text:span text:style-name="T26">val_in</text:span><text:span text:style-name="T54">;</text:span></text:p>
      <text:p text:style-name="P56"><text:span text:style-name="T54">tel;</text:span></text:p>
      <text:p text:style-name="P46"/>
      <text:p text:style-name="P44"><text:span text:style-name="T63"/></text:p>
      <text:p text:style-name="P45">The input and output statements (section 3.5.1, 3.5.2) will refer directly to the inputs and return values of the fault node. <text:span text:style-name="T65">Every fault node definition contains an input parameter called </text:span><text:span text:style-name="T48">trigger.</text:span><text:span text:style-name="T65"> This parameter is collected from the </text:span><text:span text:style-name="T48">TriggerStatement </text:span><text:span text:style-name="T65">(see section 3.5.4). All other input parameters are linked in the </text:span><text:span text:style-name="T48">Inputs </text:span><text:span text:style-name="T65">statement (section 3.5.1) and the return values are linked with AADL component in the </text:span><text:span text:style-name="T48">Outputs </text:span><text:span text:style-name="T65">statement (section 3.5.2). </text:span></text:p>
      <text:p text:style-name="P45"/>
      <text:p text:style-name="P45">The fault spec statement will contain zero or more Fault Subcomponent statements. In the case of zero, no faults wrap the AADL component and hence no fault analysis is performed. </text:p>
      <text:p text:style-name="P45"/>
      <text:h text:style-name="P68" text:outline-level="2">3.5 Fault Subcomponent Statements</text:h>
      <text:p text:style-name="P13">The Safety annex spec statement can contain multiple Fault Subcomponent statements. The following is a simplified version of the syntax of a Fault Subcomponent statement:</text:p>
      <text:p text:style-name="P13"/>
      <text:p text:style-name="P49"><text:span text:style-name="T57">FaultSubcomponent: </text:span></text:p>
      <text:p text:style-name="P49"><text:span text:style-name="T57"><text:tab/> </text:span><text:span text:style-name="T60">'inputs'</text:span><text:span text:style-name="T57"> </text:span><text:span text:style-name="T60">':'</text:span><text:span text:style-name="T57"> NamedID </text:span><text:span text:style-name="T60">'&lt;-'</text:span><text:span text:style-name="T57"> Expr</text:span></text:p>
      <text:p text:style-name="P49"><text:span text:style-name="T57"><text:tab/> <text:s text:c="9"/>(</text:span><text:span text:style-name="T60">','</text:span><text:span text:style-name="T57">NamedID </text:span><text:span text:style-name="T60">'&lt;-'</text:span><text:span text:style-name="T57"> Expr)*</text:span><text:span text:style-name="T60">';'</text:span><text:span text:style-name="T57"> </text:span></text:p>
      <text:p text:style-name="P49"><text:span text:style-name="T57"><text:tab/></text:span></text:p>
      <text:p text:style-name="P49"><text:span text:style-name="T57"><text:s text:c="5"/>| </text:span><text:span text:style-name="T60">'outputs'</text:span><text:span text:style-name="T57"> </text:span><text:span text:style-name="T60">':'</text:span><text:span text:style-name="T57"> NestedDotID </text:span><text:span text:style-name="T60">'&lt;-'</text:span><text:span text:style-name="T57"> NamedID </text:span></text:p>
      <text:p text:style-name="P49"><text:span text:style-name="T57"><text:tab/><text:tab/> <text:s text:c="4"/>(</text:span><text:span text:style-name="T60">','</text:span><text:span text:style-name="T57">NestedDotID </text:span><text:span text:style-name="T60">'&lt;-'</text:span><text:span text:style-name="T57"> NamedID)*</text:span><text:span text:style-name="T60">';'</text:span></text:p>
      <text:p text:style-name="P49"><text:span text:style-name="T57"><text:tab/></text:span></text:p>
      <text:p text:style-name="P49"><text:span text:style-name="T57"><text:s text:c="5"/>| </text:span><text:span text:style-name="T60">'duration'</text:span><text:span text:style-name="T57"> </text:span><text:span text:style-name="T60">':'</text:span><text:span text:style-name="T57"> TemporalConstraint Interval </text:span><text:span text:style-name="T60">';'</text:span><text:span text:style-name="T57"> <text:s/></text:span></text:p>
      <text:p text:style-name="P49"><text:span text:style-name="T57"><text:s text:c="5"/>| </text:span><text:span text:style-name="T60">'trigger'</text:span><text:span text:style-name="T57"> </text:span><text:span text:style-name="T60">':'</text:span><text:span text:style-name="T57"> TriggerCondition <text:s/>(</text:span><text:span text:style-name="T60">'['</text:span><text:span text:style-name="T57">probability=REAL_LIT </text:span><text:span text:style-name="T60">']'</text:span><text:span text:style-name="T57">)? </text:span><text:span text:style-name="T60">';'</text:span></text:p>
      <text:p text:style-name="P52"><text:span text:style-name="T57"><text:s text:c="5"/>| SafetyEqStatement </text:span></text:p>
      <text:p text:style-name="P52"><text:span text:style-name="T57">;</text:span></text:p>
      <text:p text:style-name="P52"><text:span text:style-name="T57"/></text:p>
      <text:h text:style-name="P68" text:outline-level="2">3.5.1 Input Statements</text:h>
      <text:p text:style-name="P13">Input statements are where the parameters of the fault node definition are linked to expressions <text:span text:style-name="T64">which assign</text:span> the <text:span text:style-name="T64">node parameters</text:span> values. </text:p>
      <text:p text:style-name="P21"/>
      <text:list xml:id="list123623288892735" text:continue-numbering="true" text:style-name="WWNum12">
        <text:list-item>
          <text:h text:style-name="P69" text:outline-level="1"><text:span text:style-name="T6">Safety Annex/</text:span>AGREE/OSATE Tool Suite</text:h>
        </text:list-item>
      </text:list>
      <text:p text:style-name="P4"/>
      <text:h text:style-name="P65" text:outline-level="2">4.1 Tool Suite Overview</text:h>
      <text:p text:style-name="P4"/>
      <text:h text:style-name="P65" text:outline-level="2">4.2 Installation</text:h>
      <text:p text:style-name="P4"/>
      <text:h text:style-name="P65" text:outline-level="2">4.2.1 Install OSATE</text:h>
      <text:p text:style-name="P4"/>
      <text:h text:style-name="P65" text:outline-level="2">4.2.2 Install the SMT Solver</text:h>
      <text:p text:style-name="P4"/>
      <text:h text:style-name="P65" text:outline-level="2">4.2.3 Install the JKind Model Checker</text:h>
      <text:p text:style-name="P4"/>
      <text:h text:style-name="P65" text:outline-level="2">4.2.4 Install AGREE</text:h>
      <text:p text:style-name="P4"/>
      <text:h text:style-name="P65" text:outline-level="2">4.2.5 Install Safety Annex</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fo:text-align="start" style:justify-single-word="false"/>
      <style:text-properties style:font-name-asian="F" style:font-family-generic-asian="system" style:font-pitch-asian="variable" style:language-asian="ja" style:country-asian="JP"/>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align="start" style:justify-single-word="false" fo:text-indent="0in" style:auto-text-indent="false"/>
      <style:text-properties style:font-name-asian="F" style:font-family-generic-asian="system" style:font-pitch-asian="variable" style:language-asian="ja" style:country-asian="JP"/>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align="start" style:justify-single-word="false" fo:text-indent="0in" style:auto-text-indent="false"/>
      <style:text-properties style:font-name-asian="F" style:font-family-generic-asian="system" style:font-pitch-asian="variable" style:language-asian="ja" style:country-asian="JP"/>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break-before="page"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style:language-asian="ja" style:country-asian="JP"/>
    </style:style>
    <style:style style:name="Footer" style:family="paragraph" style:parent-style-name="Standard" style:default-outline-level="" style:class="extra">
      <style:paragraph-properties fo:margin-top="0in" fo:margin-bottom="0.1528in" loext:contextual-spacing="false" fo:line-height="100%" style:punctuation-wrap="hanging" style:vertical-align="baseline">
        <style:tab-stops>
          <style:tab-stop style:position="3.3465in" style:type="center"/>
          <style:tab-stop style:position="6.2992in" style:type="right"/>
        </style:tab-stops>
      </style:paragraph-properties>
      <style:text-properties fo:color="#000000" style:font-name="Helvetica" fo:font-family="Helvetica"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2." style:num-format="1">
        <style:list-level-properties text:list-level-position-and-space-mode="label-alignment">
          <style:list-level-label-alignment text:label-followed-by="listtab" fo:text-indent="-0.4in" fo:margin-left="0.4in"/>
        </style:list-level-properties>
      </text:list-level-style-number>
      <text:list-level-style-number text:level="3" style:num-prefix="3.6."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4."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3" style:page-layout-name="Mpm3" style:next-style-name="Converted4">
      <style:footer>
        <text:p text:style-name="MP1"><text:page-number text:select-page="current">1</text:page-number></text:p>
        <text:p text:style-name="Footer"/>
      </style:footer>
    </style:master-page>
    <style:master-page style:name="Converted4" style:page-layout-name="Mpm3">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0:23:04.820865178</meta:creation-date>
    <dc:date>2017-08-17T12:36:22.398878830</dc:date>
    <meta:editing-duration>PT14M33S</meta:editing-duration>
    <meta:editing-cycles>3</meta:editing-cycles>
    <meta:generator>LibreOffice/5.1.6.2$Linux_X86_64 LibreOffice_project/10m0$Build-2</meta:generator>
    <meta:document-statistic meta:table-count="1" meta:image-count="0" meta:object-count="0" meta:page-count="14" meta:paragraph-count="230" meta:word-count="1954" meta:character-count="12736" meta:non-whitespace-character-count="10774"/>
  </office:meta>
</office:document-meta>
</file>